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ext_20_body">
      <style:text-properties officeooo:rsid="0076ef1e" officeooo:paragraph-rsid="0076ef1e"/>
    </style:style>
    <style:style style:name="P28" style:family="paragraph" style:parent-style-name="Text_20_body">
      <style:text-properties officeooo:rsid="007c4884" officeooo:paragraph-rsid="007c4884"/>
    </style:style>
    <style:style style:name="P29" style:family="paragraph" style:parent-style-name="Text_20_body">
      <style:text-properties officeooo:rsid="007c795a" officeooo:paragraph-rsid="007c795a"/>
    </style:style>
    <style:style style:name="P30" style:family="paragraph" style:parent-style-name="Text_20_body">
      <style:text-properties officeooo:rsid="007c795a" officeooo:paragraph-rsid="007e3d29"/>
    </style:style>
    <style:style style:name="P31" style:family="paragraph" style:parent-style-name="Text_20_body">
      <style:text-properties officeooo:rsid="00892848" officeooo:paragraph-rsid="00892848"/>
    </style:style>
    <style:style style:name="P32" style:family="paragraph" style:parent-style-name="Text_20_body">
      <style:text-properties officeooo:rsid="008f1753" officeooo:paragraph-rsid="008f1753"/>
    </style:style>
    <style:style style:name="P33" style:family="paragraph" style:parent-style-name="Text_20_body">
      <style:text-properties officeooo:rsid="0096564d" officeooo:paragraph-rsid="0096564d"/>
    </style:style>
    <style:style style:name="P34" style:family="paragraph" style:parent-style-name="Text_20_body">
      <style:text-properties officeooo:rsid="009c0405" officeooo:paragraph-rsid="009c0405"/>
    </style:style>
    <style:style style:name="P35" style:family="paragraph" style:parent-style-name="Title">
      <style:text-properties officeooo:rsid="001f6bc7" officeooo:paragraph-rsid="0020ff3b"/>
    </style:style>
    <style:style style:name="P36"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37"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8"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9"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40"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41"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42"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43" style:family="paragraph" style:parent-style-name="Text_20_body">
      <style:paragraph-properties fo:margin-left="1.251cm" fo:margin-right="0cm" fo:text-indent="0cm" style:auto-text-indent="false"/>
      <style:text-properties fo:font-weight="normal" officeooo:rsid="002c498b" officeooo:paragraph-rsid="0097206a" style:font-weight-asian="normal" style:font-weight-complex="normal"/>
    </style:style>
    <style:style style:name="P44"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45"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46"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47"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48" style:family="paragraph" style:parent-style-name="Text_20_body">
      <style:paragraph-properties fo:margin-left="1.251cm" fo:margin-right="0cm" fo:text-indent="0cm" style:auto-text-indent="false"/>
      <style:text-properties fo:font-weight="normal" officeooo:rsid="0080d6a6" officeooo:paragraph-rsid="0080d6a6" style:font-weight-asian="normal" style:font-weight-complex="normal"/>
    </style:style>
    <style:style style:name="P49" style:family="paragraph" style:parent-style-name="Text_20_body">
      <style:paragraph-properties fo:margin-left="1.251cm" fo:margin-right="0cm" fo:text-indent="0cm" style:auto-text-indent="false"/>
      <style:text-properties fo:font-weight="normal" officeooo:rsid="0081edb7" officeooo:paragraph-rsid="0081edb7" style:font-weight-asian="normal" style:font-weight-complex="normal"/>
    </style:style>
    <style:style style:name="P50" style:family="paragraph" style:parent-style-name="Text_20_body">
      <style:paragraph-properties fo:margin-left="1.251cm" fo:margin-right="0cm" fo:text-indent="0cm" style:auto-text-indent="false"/>
      <style:text-properties officeooo:rsid="00589df8" officeooo:paragraph-rsid="00589df8"/>
    </style:style>
    <style:style style:name="P51" style:family="paragraph" style:parent-style-name="Text_20_body">
      <style:paragraph-properties fo:margin-left="1.251cm" fo:margin-right="0cm" fo:text-indent="0cm" style:auto-text-indent="false"/>
      <style:text-properties officeooo:rsid="0021269f" officeooo:paragraph-rsid="0021269f"/>
    </style:style>
    <style:style style:name="P52" style:family="paragraph" style:parent-style-name="Text_20_body">
      <style:paragraph-properties fo:margin-left="1.251cm" fo:margin-right="0cm" fo:text-indent="0cm" style:auto-text-indent="false"/>
      <style:text-properties officeooo:rsid="0061bbbf" officeooo:paragraph-rsid="0061bbbf"/>
    </style:style>
    <style:style style:name="P53" style:family="paragraph" style:parent-style-name="Text_20_body">
      <style:paragraph-properties fo:margin-left="1.251cm" fo:margin-right="0cm" fo:text-indent="0cm" style:auto-text-indent="false"/>
      <style:text-properties officeooo:rsid="00630794" officeooo:paragraph-rsid="00630794"/>
    </style:style>
    <style:style style:name="P54" style:family="paragraph" style:parent-style-name="Text_20_body">
      <style:paragraph-properties fo:margin-left="1.251cm" fo:margin-right="0cm" fo:text-indent="0cm" style:auto-text-indent="false"/>
      <style:text-properties officeooo:rsid="00850bb7" officeooo:paragraph-rsid="00850bb7"/>
    </style:style>
    <style:style style:name="P55" style:family="paragraph" style:parent-style-name="Text_20_body">
      <style:paragraph-properties fo:margin-left="1.251cm" fo:margin-right="0cm" fo:text-indent="0cm" style:auto-text-indent="false"/>
      <style:text-properties officeooo:rsid="00908509" officeooo:paragraph-rsid="00908509"/>
    </style:style>
    <style:style style:name="P56" style:family="paragraph" style:parent-style-name="Text_20_body">
      <style:paragraph-properties fo:margin-left="1.251cm" fo:margin-right="0cm" fo:text-indent="0cm" style:auto-text-indent="false"/>
      <style:text-properties officeooo:rsid="00936d75" officeooo:paragraph-rsid="00936d75"/>
    </style:style>
    <style:style style:name="P57" style:family="paragraph" style:parent-style-name="Text_20_body">
      <style:paragraph-properties fo:margin-left="1.251cm" fo:margin-right="0cm" fo:text-indent="0cm" style:auto-text-indent="false"/>
      <style:text-properties officeooo:rsid="0096564d" officeooo:paragraph-rsid="0096564d"/>
    </style:style>
    <style:style style:name="P58" style:family="paragraph" style:parent-style-name="Heading_20_1">
      <style:text-properties officeooo:rsid="00280e97" officeooo:paragraph-rsid="00280e97"/>
    </style:style>
    <style:style style:name="P59" style:family="paragraph" style:parent-style-name="Heading_20_1">
      <style:text-properties officeooo:rsid="001f6bc7" officeooo:paragraph-rsid="0020ff3b"/>
    </style:style>
    <style:style style:name="P60" style:family="paragraph" style:parent-style-name="Heading_20_1">
      <style:text-properties officeooo:rsid="006f43de" officeooo:paragraph-rsid="006f43de"/>
    </style:style>
    <style:style style:name="P61" style:family="paragraph" style:parent-style-name="Heading_20_2">
      <style:text-properties officeooo:paragraph-rsid="005aa742"/>
    </style:style>
    <style:style style:name="P62" style:family="paragraph" style:parent-style-name="Heading_20_2">
      <style:text-properties officeooo:rsid="0053fbd6" officeooo:paragraph-rsid="0053fbd6"/>
    </style:style>
    <style:style style:name="P63" style:family="paragraph" style:parent-style-name="Heading_20_2">
      <style:text-properties officeooo:rsid="002600ac" officeooo:paragraph-rsid="005ad44d"/>
    </style:style>
    <style:style style:name="P64" style:family="paragraph" style:parent-style-name="Heading_20_2">
      <style:text-properties officeooo:rsid="002600ac" officeooo:paragraph-rsid="002600ac"/>
    </style:style>
    <style:style style:name="P65" style:family="paragraph" style:parent-style-name="Heading_20_2">
      <style:text-properties officeooo:rsid="001f6bc7" officeooo:paragraph-rsid="0020ff3b"/>
    </style:style>
    <style:style style:name="P66" style:family="paragraph" style:parent-style-name="Heading_20_2">
      <style:text-properties officeooo:rsid="0020ff3b" officeooo:paragraph-rsid="0020ff3b"/>
    </style:style>
    <style:style style:name="P67" style:family="paragraph" style:parent-style-name="Heading_20_2">
      <style:text-properties officeooo:rsid="0052d86c" officeooo:paragraph-rsid="0052d86c"/>
    </style:style>
    <style:style style:name="P68" style:family="paragraph" style:parent-style-name="Heading_20_2">
      <style:text-properties officeooo:rsid="0021269f" officeooo:paragraph-rsid="0021269f"/>
    </style:style>
    <style:style style:name="P69" style:family="paragraph" style:parent-style-name="Heading_20_2">
      <style:text-properties officeooo:rsid="002186b6" officeooo:paragraph-rsid="002186b6"/>
    </style:style>
    <style:style style:name="P70" style:family="paragraph" style:parent-style-name="Heading_20_2">
      <style:text-properties officeooo:rsid="0024460c" officeooo:paragraph-rsid="0024460c"/>
    </style:style>
    <style:style style:name="P71" style:family="paragraph" style:parent-style-name="Heading_20_2">
      <style:text-properties officeooo:rsid="00276a62" officeooo:paragraph-rsid="00276a62"/>
    </style:style>
    <style:style style:name="P72" style:family="paragraph" style:parent-style-name="Heading_20_2">
      <style:text-properties officeooo:rsid="004a2229" officeooo:paragraph-rsid="004a2229"/>
    </style:style>
    <style:style style:name="P73" style:family="paragraph" style:parent-style-name="Heading_20_2">
      <style:text-properties officeooo:rsid="0076ef1e" officeooo:paragraph-rsid="0076ef1e"/>
    </style:style>
    <style:style style:name="P74" style:family="paragraph" style:parent-style-name="Heading_20_3">
      <style:text-properties officeooo:rsid="0061bbbf" officeooo:paragraph-rsid="0061bbbf"/>
    </style:style>
    <style:style style:name="P75" style:family="paragraph" style:parent-style-name="Heading_20_3">
      <style:text-properties officeooo:rsid="0067df56" officeooo:paragraph-rsid="0067df56"/>
    </style:style>
    <style:style style:name="P76" style:family="paragraph" style:parent-style-name="Heading_20_3">
      <style:text-properties officeooo:rsid="004b913a" officeooo:paragraph-rsid="004b913a"/>
    </style:style>
    <style:style style:name="P77" style:family="paragraph" style:parent-style-name="Text_20_body" style:list-style-name="L1">
      <style:text-properties officeooo:rsid="006f43de" officeooo:paragraph-rsid="006f43de"/>
    </style:style>
    <style:style style:name="P78" style:family="paragraph" style:parent-style-name="Text_20_body" style:list-style-name="L1">
      <style:text-properties officeooo:rsid="0096564d" officeooo:paragraph-rsid="0096564d"/>
    </style:style>
    <style:style style:name="P79" style:family="paragraph" style:parent-style-name="Text_20_body" style:list-style-name="L1">
      <style:text-properties fo:color="#000000" fo:font-weight="normal" officeooo:rsid="0096564d" officeooo:paragraph-rsid="0096564d" style:font-weight-asian="normal" style:font-weight-complex="normal"/>
    </style:style>
    <style:style style:name="P80" style:family="paragraph" style:parent-style-name="Text_20_body" style:list-style-name="L1">
      <style:text-properties fo:color="#000000" fo:font-weight="normal" officeooo:rsid="008e9cd1" officeooo:paragraph-rsid="008e9cd1" style:font-weight-asian="normal" style:font-weight-complex="normal"/>
    </style:style>
    <style:style style:name="P81" style:family="paragraph" style:parent-style-name="Text_20_body" style:list-style-name="L1">
      <style:text-properties fo:color="#000000" fo:font-weight="normal" officeooo:rsid="0096b3e0" officeooo:paragraph-rsid="0096b3e0" style:font-weight-asian="normal" style:font-weight-complex="normal"/>
    </style:style>
    <style:style style:name="P82" style:family="paragraph" style:parent-style-name="Text_20_body" style:list-style-name="L1">
      <style:text-properties fo:color="#000000" officeooo:rsid="009be295" officeooo:paragraph-rsid="009be295"/>
    </style:style>
    <style:style style:name="P83" style:family="paragraph" style:parent-style-name="Text_20_body" style:list-style-name="L1">
      <style:text-properties officeooo:rsid="00983bf9" officeooo:paragraph-rsid="00983bf9"/>
    </style:style>
    <style:style style:name="P84" style:family="paragraph" style:parent-style-name="Text_20_body" style:list-style-name="L1">
      <style:text-properties officeooo:rsid="006f9f7d" officeooo:paragraph-rsid="006f9f7d"/>
    </style:style>
    <style:style style:name="P85" style:family="paragraph" style:parent-style-name="Text_20_body" style:list-style-name="L1">
      <style:text-properties officeooo:rsid="008e9cd1" officeooo:paragraph-rsid="008e9cd1"/>
    </style:style>
    <style:style style:name="P86" style:family="paragraph" style:parent-style-name="Text_20_body" style:list-style-name="L1">
      <style:text-properties officeooo:rsid="007093b7" officeooo:paragraph-rsid="007093b7"/>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7e503c"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a85e9" style:font-weight-asian="bold" style:font-weight-complex="bold"/>
    </style:style>
    <style:style style:name="T11" style:family="text">
      <style:text-properties fo:font-weight="bold" officeooo:rsid="0031b555" style:font-weight-asian="bold" style:font-weight-complex="bold"/>
    </style:style>
    <style:style style:name="T12" style:family="text">
      <style:text-properties fo:font-weight="bold" officeooo:rsid="00310d04" style:font-weight-asian="bold" style:font-weight-complex="bold"/>
    </style:style>
    <style:style style:name="T13" style:family="text">
      <style:text-properties fo:font-weight="bold" officeooo:rsid="003bac52" style:font-weight-asian="bold" style:font-weight-complex="bold"/>
    </style:style>
    <style:style style:name="T14" style:family="text">
      <style:text-properties fo:font-weight="bold" officeooo:rsid="0048f100" style:font-weight-asian="bold" style:font-weight-complex="bold"/>
    </style:style>
    <style:style style:name="T15" style:family="text">
      <style:text-properties fo:font-weight="bold" officeooo:rsid="004e7e99" style:font-weight-asian="bold" style:font-weight-complex="bold"/>
    </style:style>
    <style:style style:name="T16" style:family="text">
      <style:text-properties fo:font-weight="bold" officeooo:rsid="0052d86c" style:font-weight-asian="bold" style:font-weight-complex="bold"/>
    </style:style>
    <style:style style:name="T17" style:family="text">
      <style:text-properties fo:font-weight="bold" officeooo:rsid="006a1547" style:font-weight-asian="bold" style:font-weight-complex="bold"/>
    </style:style>
    <style:style style:name="T18" style:family="text">
      <style:text-properties fo:font-weight="bold" officeooo:rsid="006b48c4" style:font-weight-asian="bold" style:font-weight-complex="bold"/>
    </style:style>
    <style:style style:name="T19" style:family="text">
      <style:text-properties fo:font-weight="bold" officeooo:rsid="007141c4" style:font-weight-asian="bold" style:font-weight-complex="bold"/>
    </style:style>
    <style:style style:name="T20" style:family="text">
      <style:text-properties fo:font-weight="bold" officeooo:rsid="0072e650" style:font-weight-asian="bold" style:font-weight-complex="bold"/>
    </style:style>
    <style:style style:name="T21" style:family="text">
      <style:text-properties fo:font-weight="bold" officeooo:rsid="0076186a" style:font-weight-asian="bold" style:font-weight-complex="bold"/>
    </style:style>
    <style:style style:name="T22" style:family="text">
      <style:text-properties fo:font-weight="bold" officeooo:rsid="0076ef1e" style:font-weight-asian="bold" style:font-weight-complex="bold"/>
    </style:style>
    <style:style style:name="T23" style:family="text">
      <style:text-properties fo:font-weight="bold" officeooo:rsid="007c4884" style:font-weight-asian="bold" style:font-weight-complex="bold"/>
    </style:style>
    <style:style style:name="T24" style:family="text">
      <style:text-properties fo:font-weight="bold" officeooo:rsid="007e503c" style:font-weight-asian="bold" style:font-weight-complex="bold"/>
    </style:style>
    <style:style style:name="T25" style:family="text">
      <style:text-properties fo:font-weight="bold" officeooo:rsid="008de831" style:font-weight-asian="bold" style:font-weight-complex="bold"/>
    </style:style>
    <style:style style:name="T26" style:family="text">
      <style:text-properties fo:font-weight="bold" officeooo:rsid="009bd211" style:font-weight-asian="bold" style:font-weight-complex="bold"/>
    </style:style>
    <style:style style:name="T27" style:family="text">
      <style:text-properties fo:font-weight="bold" officeooo:rsid="009bd8b7" style:font-weight-asian="bold" style:font-weight-complex="bold"/>
    </style:style>
    <style:style style:name="T28" style:family="text">
      <style:text-properties fo:font-weight="bold" officeooo:rsid="009ffe43" style:font-weight-asian="bold" style:font-weight-complex="bold"/>
    </style:style>
    <style:style style:name="T29" style:family="text">
      <style:text-properties officeooo:rsid="0021269f"/>
    </style:style>
    <style:style style:name="T30" style:family="text">
      <style:text-properties fo:font-weight="normal" style:font-weight-asian="normal" style:font-weight-complex="normal"/>
    </style:style>
    <style:style style:name="T31" style:family="text">
      <style:text-properties fo:font-weight="normal" officeooo:rsid="0021269f" style:font-weight-asian="normal" style:font-weight-complex="normal"/>
    </style:style>
    <style:style style:name="T32" style:family="text">
      <style:text-properties fo:font-weight="normal" officeooo:rsid="002186b6" style:font-weight-asian="normal" style:font-weight-complex="normal"/>
    </style:style>
    <style:style style:name="T33" style:family="text">
      <style:text-properties fo:font-weight="normal" officeooo:rsid="0020ff3b" style:font-weight-asian="normal" style:font-weight-complex="normal"/>
    </style:style>
    <style:style style:name="T34" style:family="text">
      <style:text-properties fo:font-weight="normal" officeooo:rsid="002a85e9" style:font-weight-asian="normal" style:font-weight-complex="normal"/>
    </style:style>
    <style:style style:name="T35" style:family="text">
      <style:text-properties fo:font-weight="normal" officeooo:rsid="003bac52" style:font-weight-asian="normal" style:font-weight-complex="normal"/>
    </style:style>
    <style:style style:name="T36" style:family="text">
      <style:text-properties fo:font-weight="normal" officeooo:rsid="003cf963" style:font-weight-asian="normal" style:font-weight-complex="normal"/>
    </style:style>
    <style:style style:name="T37" style:family="text">
      <style:text-properties fo:font-weight="normal" officeooo:rsid="003e4cc4" style:font-weight-asian="normal" style:font-weight-complex="normal"/>
    </style:style>
    <style:style style:name="T38" style:family="text">
      <style:text-properties fo:font-weight="normal" officeooo:rsid="004403bf" style:font-weight-asian="normal" style:font-weight-complex="normal"/>
    </style:style>
    <style:style style:name="T39" style:family="text">
      <style:text-properties fo:font-weight="normal" officeooo:rsid="0046442c" style:font-weight-asian="normal" style:font-weight-complex="normal"/>
    </style:style>
    <style:style style:name="T40" style:family="text">
      <style:text-properties fo:font-weight="normal" officeooo:rsid="0048f100" style:font-weight-asian="normal" style:font-weight-complex="normal"/>
    </style:style>
    <style:style style:name="T41" style:family="text">
      <style:text-properties fo:font-weight="normal" officeooo:rsid="0025cc9c" style:font-weight-asian="normal" style:font-weight-complex="normal"/>
    </style:style>
    <style:style style:name="T42" style:family="text">
      <style:text-properties fo:font-weight="normal" officeooo:rsid="0055aff0" style:font-weight-asian="normal" style:font-weight-complex="normal"/>
    </style:style>
    <style:style style:name="T43" style:family="text">
      <style:text-properties fo:font-weight="normal" officeooo:rsid="005a70c5" style:font-weight-asian="normal" style:font-weight-complex="normal"/>
    </style:style>
    <style:style style:name="T44" style:family="text">
      <style:text-properties fo:font-weight="normal" officeooo:rsid="0061bbbf" style:font-weight-asian="normal" style:font-weight-complex="normal"/>
    </style:style>
    <style:style style:name="T45" style:family="text">
      <style:text-properties fo:font-weight="normal" officeooo:rsid="0075c8d7" style:font-weight-asian="normal" style:font-weight-complex="normal"/>
    </style:style>
    <style:style style:name="T46" style:family="text">
      <style:text-properties fo:font-weight="normal" officeooo:rsid="00845383" style:font-weight-asian="normal" style:font-weight-complex="normal"/>
    </style:style>
    <style:style style:name="T47" style:family="text">
      <style:text-properties fo:font-weight="normal" officeooo:rsid="007141c4" style:font-weight-asian="normal" style:font-weight-complex="normal"/>
    </style:style>
    <style:style style:name="T48" style:family="text">
      <style:text-properties fo:font-weight="normal" officeooo:rsid="008de831" style:font-weight-asian="normal" style:font-weight-complex="normal"/>
    </style:style>
    <style:style style:name="T49" style:family="text">
      <style:text-properties fo:font-weight="normal" officeooo:rsid="0072e650" style:font-weight-asian="normal" style:font-weight-complex="normal"/>
    </style:style>
    <style:style style:name="T50" style:family="text">
      <style:text-properties fo:font-weight="normal" officeooo:rsid="008e9cd1" style:font-weight-asian="normal" style:font-weight-complex="normal"/>
    </style:style>
    <style:style style:name="T51" style:family="text">
      <style:text-properties officeooo:rsid="0025cc9c"/>
    </style:style>
    <style:style style:name="T52" style:family="text">
      <style:text-properties officeooo:rsid="0029186e"/>
    </style:style>
    <style:style style:name="T53" style:family="text">
      <style:text-properties fo:text-shadow="none" fo:font-weight="bold" officeooo:rsid="0029186e" style:font-weight-asian="bold" style:font-weight-complex="bold"/>
    </style:style>
    <style:style style:name="T54" style:family="text">
      <style:text-properties fo:text-shadow="none" fo:font-weight="bold" officeooo:rsid="003cf963" style:font-weight-asian="bold" style:font-weight-complex="bold"/>
    </style:style>
    <style:style style:name="T55" style:family="text">
      <style:text-properties fo:text-shadow="none" fo:font-weight="bold" officeooo:rsid="0041190a" style:font-weight-asian="bold" style:font-weight-complex="bold"/>
    </style:style>
    <style:style style:name="T56" style:family="text">
      <style:text-properties fo:text-shadow="none" fo:font-weight="bold" officeooo:rsid="0052eeb8" style:font-weight-asian="bold" style:font-weight-complex="bold"/>
    </style:style>
    <style:style style:name="T57" style:family="text">
      <style:text-properties fo:text-shadow="none" fo:font-weight="normal" officeooo:rsid="0029186e" style:font-weight-asian="normal" style:font-weight-complex="normal"/>
    </style:style>
    <style:style style:name="T58" style:family="text">
      <style:text-properties fo:text-shadow="none" fo:font-weight="normal" officeooo:rsid="003cf963" style:font-weight-asian="normal" style:font-weight-complex="normal"/>
    </style:style>
    <style:style style:name="T59" style:family="text">
      <style:text-properties fo:text-shadow="none" fo:font-weight="normal" officeooo:rsid="0041190a" style:font-weight-asian="normal" style:font-weight-complex="normal"/>
    </style:style>
    <style:style style:name="T60" style:family="text">
      <style:text-properties fo:text-shadow="none" fo:font-weight="normal" officeooo:rsid="004131ce" style:font-weight-asian="normal" style:font-weight-complex="normal"/>
    </style:style>
    <style:style style:name="T61" style:family="text">
      <style:text-properties fo:text-shadow="none" fo:font-weight="normal" officeooo:rsid="00460e4b" style:font-weight-asian="normal" style:font-weight-complex="normal"/>
    </style:style>
    <style:style style:name="T62" style:family="text">
      <style:text-properties fo:text-shadow="none" fo:font-weight="normal" officeooo:rsid="0052eeb8" style:font-weight-asian="normal" style:font-weight-complex="normal"/>
    </style:style>
    <style:style style:name="T63" style:family="text">
      <style:text-properties officeooo:rsid="002a85e9"/>
    </style:style>
    <style:style style:name="T64" style:family="text">
      <style:text-properties officeooo:rsid="002a8b6e"/>
    </style:style>
    <style:style style:name="T65" style:family="text">
      <style:text-properties officeooo:rsid="002b7d28"/>
    </style:style>
    <style:style style:name="T66" style:family="text">
      <style:text-properties officeooo:rsid="002d9e09"/>
    </style:style>
    <style:style style:name="T67" style:family="text">
      <style:text-properties officeooo:rsid="002f1909"/>
    </style:style>
    <style:style style:name="T68" style:family="text">
      <style:text-properties officeooo:rsid="00310d04"/>
    </style:style>
    <style:style style:name="T69" style:family="text">
      <style:text-properties officeooo:rsid="0031b555"/>
    </style:style>
    <style:style style:name="T70" style:family="text">
      <style:text-properties officeooo:rsid="0034bff9"/>
    </style:style>
    <style:style style:name="T71" style:family="text">
      <style:text-properties officeooo:rsid="003604b0"/>
    </style:style>
    <style:style style:name="T72" style:family="text">
      <style:text-properties officeooo:rsid="0038987f"/>
    </style:style>
    <style:style style:name="T73" style:family="text">
      <style:text-properties officeooo:rsid="0039918c"/>
    </style:style>
    <style:style style:name="T74" style:family="text">
      <style:text-properties officeooo:rsid="003bac52"/>
    </style:style>
    <style:style style:name="T75" style:family="text">
      <style:text-properties fo:background-color="transparent" loext:char-shading-value="0"/>
    </style:style>
    <style:style style:name="T76" style:family="text">
      <style:text-properties officeooo:rsid="003bac52" fo:background-color="transparent" loext:char-shading-value="0"/>
    </style:style>
    <style:style style:name="T77" style:family="text">
      <style:text-properties officeooo:rsid="004403bf"/>
    </style:style>
    <style:style style:name="T78" style:family="text">
      <style:text-properties officeooo:rsid="00451acc"/>
    </style:style>
    <style:style style:name="T79" style:family="text">
      <style:text-properties officeooo:rsid="004cecd8"/>
    </style:style>
    <style:style style:name="T80" style:family="text">
      <style:text-properties officeooo:rsid="004d3959"/>
    </style:style>
    <style:style style:name="T81" style:family="text">
      <style:text-properties officeooo:rsid="004e7e99"/>
    </style:style>
    <style:style style:name="T82" style:family="text">
      <style:text-properties officeooo:rsid="004f3972"/>
    </style:style>
    <style:style style:name="T83" style:family="text">
      <style:text-properties officeooo:rsid="0050b148"/>
    </style:style>
    <style:style style:name="T84" style:family="text">
      <style:text-properties officeooo:rsid="00516d8e"/>
    </style:style>
    <style:style style:name="T85" style:family="text">
      <style:text-properties officeooo:rsid="0052d86c"/>
    </style:style>
    <style:style style:name="T86" style:family="text">
      <style:text-properties officeooo:rsid="0052eeb8"/>
    </style:style>
    <style:style style:name="T87" style:family="text">
      <style:text-properties officeooo:rsid="005654a2"/>
    </style:style>
    <style:style style:name="T88" style:family="text">
      <style:text-properties officeooo:rsid="005dd846"/>
    </style:style>
    <style:style style:name="T89" style:family="text">
      <style:text-properties officeooo:rsid="0061bbbf"/>
    </style:style>
    <style:style style:name="T90" style:family="text">
      <style:text-properties officeooo:rsid="006390eb"/>
    </style:style>
    <style:style style:name="T91" style:family="text">
      <style:text-properties officeooo:rsid="00654569"/>
    </style:style>
    <style:style style:name="T92" style:family="text">
      <style:text-properties officeooo:rsid="006b48c4"/>
    </style:style>
    <style:style style:name="T93" style:family="text">
      <style:text-properties officeooo:rsid="006f9f7d"/>
    </style:style>
    <style:style style:name="T94" style:family="text">
      <style:text-properties officeooo:rsid="007093b7"/>
    </style:style>
    <style:style style:name="T95" style:family="text">
      <style:text-properties officeooo:rsid="0073886d"/>
    </style:style>
    <style:style style:name="T96" style:family="text">
      <style:text-properties style:text-underline-style="solid" style:text-underline-width="auto" style:text-underline-color="font-color" officeooo:rsid="004cecd8"/>
    </style:style>
    <style:style style:name="T97" style:family="text">
      <style:text-properties style:text-underline-style="solid" style:text-underline-width="auto" style:text-underline-color="font-color" officeooo:rsid="004d3959"/>
    </style:style>
    <style:style style:name="T98" style:family="text">
      <style:text-properties style:text-underline-style="solid" style:text-underline-width="auto" style:text-underline-color="font-color" officeooo:rsid="008c0118"/>
    </style:style>
    <style:style style:name="T99" style:family="text">
      <style:text-properties style:text-underline-style="solid" style:text-underline-width="auto" style:text-underline-color="font-color" officeooo:rsid="008f1753"/>
    </style:style>
    <style:style style:name="T100" style:family="text">
      <style:text-properties officeooo:rsid="0076ef1e"/>
    </style:style>
    <style:style style:name="T101" style:family="text">
      <style:text-properties officeooo:rsid="007c4884"/>
    </style:style>
    <style:style style:name="T102" style:family="text">
      <style:text-properties officeooo:rsid="007c795a"/>
    </style:style>
    <style:style style:name="T103" style:family="text">
      <style:text-properties officeooo:rsid="007e3d29"/>
    </style:style>
    <style:style style:name="T104" style:family="text">
      <style:text-properties officeooo:rsid="007e503c"/>
    </style:style>
    <style:style style:name="T105" style:family="text">
      <style:text-properties officeooo:rsid="00850bb7"/>
    </style:style>
    <style:style style:name="T106" style:family="text">
      <style:text-properties officeooo:rsid="008641c2"/>
    </style:style>
    <style:style style:name="T107" style:family="text">
      <style:text-properties officeooo:rsid="0087a857"/>
    </style:style>
    <style:style style:name="T108" style:family="text">
      <style:text-properties officeooo:rsid="00892848"/>
    </style:style>
    <style:style style:name="T109" style:family="text">
      <style:text-properties officeooo:rsid="008b1f56"/>
    </style:style>
    <style:style style:name="T110" style:family="text">
      <style:text-properties officeooo:rsid="008c0118"/>
    </style:style>
    <style:style style:name="T111" style:family="text">
      <style:text-properties officeooo:rsid="008de831"/>
    </style:style>
    <style:style style:name="T112" style:family="text">
      <style:text-properties fo:color="#800000" fo:font-weight="bold" style:font-weight-asian="bold" style:font-weight-complex="bold"/>
    </style:style>
    <style:style style:name="T113" style:family="text">
      <style:text-properties fo:color="#800000" fo:font-weight="bold" officeooo:rsid="008e9cd1" style:font-weight-asian="bold" style:font-weight-complex="bold"/>
    </style:style>
    <style:style style:name="T114" style:family="text">
      <style:text-properties officeooo:rsid="008f1753"/>
    </style:style>
    <style:style style:name="T115" style:family="text">
      <style:text-properties officeooo:rsid="00908509"/>
    </style:style>
    <style:style style:name="T116" style:family="text">
      <style:text-properties officeooo:rsid="00914f9a"/>
    </style:style>
    <style:style style:name="T117" style:family="text">
      <style:text-properties officeooo:rsid="0096564d"/>
    </style:style>
    <style:style style:name="T118" style:family="text">
      <style:text-properties fo:color="#000000" fo:font-weight="bold" style:font-weight-asian="bold" style:font-weight-complex="bold"/>
    </style:style>
    <style:style style:name="T119" style:family="text">
      <style:text-properties fo:color="#000000" fo:font-weight="bold" officeooo:rsid="0096564d" style:font-weight-asian="bold" style:font-weight-complex="bold"/>
    </style:style>
    <style:style style:name="T120" style:family="text">
      <style:text-properties fo:color="#000000" fo:font-weight="bold" officeooo:rsid="008e9cd1" style:font-weight-asian="bold" style:font-weight-complex="bold"/>
    </style:style>
    <style:style style:name="T121" style:family="text">
      <style:text-properties fo:color="#000000" fo:font-weight="bold" officeooo:rsid="009bd211" style:font-weight-asian="bold" style:font-weight-complex="bold"/>
    </style:style>
    <style:style style:name="T122" style:family="text">
      <style:text-properties fo:color="#000000" fo:font-weight="bold" officeooo:rsid="009bd8b7" style:font-weight-asian="bold" style:font-weight-complex="bold"/>
    </style:style>
    <style:style style:name="T123" style:family="text">
      <style:text-properties officeooo:rsid="0097206a"/>
    </style:style>
    <style:style style:name="T124" style:family="text">
      <style:text-properties officeooo:rsid="009d97c7"/>
    </style:style>
    <style:style style:name="T125" style:family="text">
      <style:text-properties officeooo:rsid="009ea478"/>
    </style:style>
    <style:style style:name="T126" style:family="text">
      <style:text-properties officeooo:rsid="009ebb6a"/>
    </style:style>
    <style:style style:name="T127" style:family="text">
      <style:text-properties officeooo:rsid="009f7f3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Framework Lymlym</text:p>
      <text:h text:style-name="P58"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9"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75">Lo sviluppo sarà effettuato col linguaggio PHP 7.2 per avere comunque una tecnologia sufficientemente versatile per poter realizzare un framework sufficientemente interessant</text:span><text:span text:style-name="T76">e. </text:span>Il nome Lymlym è stato liberamente ispirato e anche se ci sono alcuni conflitti con progetti esistenti non sembrano essercene in maniera problematica. <text:span text:style-name="T29">Per il momento il framework sarà mantenuto closed source. Se possibile le varie funzionalità richieste saranno analizzate per provvedere alla migliore soluzione possibile in termini di supporto del framework.</text:span></text:p>
      <text:h text:style-name="P59"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51">Le classi di Lymlym avranno tutte come prefisso nel nome della classe la lettera </text:span><text:span text:style-name="T9">L</text:span><text:span text:style-name="T41"> </text:span><text:span text:style-name="T42">tranne la classe Lymlym</text:span><text:span text:style-name="T51">. Le classi di Lymlym per comodità non avranno un namespace e saranno tutte incluse automaticamente. Si cercherà di limitarne in numero anche se in certi casi si tratterà di classi piuttosto corpose, come la classe Lymlym stessa.</text:span></text:p>
      <text:h text:style-name="P61" text:outline-level="2">External Framework <text:span text:style-name="T87">(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63">La cartella si chiamerà quindi Lym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0">“</text:span><text:span text:style-name="T28">l</text:span><text:span text:style-name="T10">ymlym_framework_path”</text:span><text:span text:style-name="T34"> </text:span><text:span text:style-name="T38">e di default avrà il valore “../Lymlym_framework/”</text:span><text:span text:style-name="T63">. E' l'unico parametro che è consentito variare in quello script.</text:span></text:p>
      <text:h text:style-name="P62" text:outline-level="2">Framework and project execution <text:span text:style-name="T87">(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63" text:outline-level="2"><text:span text:style-name="T83">Execution</text:span> <text:span text:style-name="T78">mode (ok)</text:span></text:h>
      <text:p text:style-name="P22">Il framework potrà funzionare in modalità differenti esibendo dei comportamenti differenti per facilitare fasi di sviluppo differenti. <text:span text:style-name="T88">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83">maintenance</text:span></text:p>
      <text:p text:style-name="P11">- <text:span text:style-name="T83">framework_development</text:span></text:p>
      <text:p text:style-name="P11">- <text:span text:style-name="T83">development</text:span></text:p>
      <text:p text:style-name="P11"><text:soft-page-break/>- <text:span text:style-name="T83">testing</text:span></text:p>
      <text:p text:style-name="P11">- <text:span text:style-name="T83">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65" text:outline-level="2">Unit Testing <text:span text:style-name="T87">(ok)</text:span></text:h>
      <text:p text:style-name="P1">Il supporto allo unit testing con due cartelle dedicate : test e test_fast. I test potranno essere spostati da una cartella all'altra per velocizzare lo sviluppo utilizzando lo unit testing <text:span text:style-name="T52">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53"> </text:span><text:span text:style-name="T57">e richiamare uno script da linea di comando </text:span><text:span text:style-name="T62">(rispettivamente </text:span><text:span text:style-name="T56">run_tests.sh</text:span><text:span text:style-name="T62"> e </text:span><text:span text:style-name="T56">run_tests_fast.sh</text:span><text:span text:style-name="T62">) </text:span><text:span text:style-name="T57">o da pannello di controllo per la visualizzazione del risultato. </text:span><text:span text:style-name="T58">Le classi si chiameranno </text:span><text:span text:style-name="T55">L</text:span><text:span text:style-name="T54">TestCase</text:span><text:span text:style-name="T58"> (da cui ereditare per implementare I test e con all'interno i metodi per fare gli assert), </text:span><text:span text:style-name="T55">L</text:span><text:span text:style-name="T54">TestRunner</text:span><text:span text:style-name="T58"> (per spazzolare le cartelle e lanciare effettivamente i test) e </text:span><text:span text:style-name="T55">LA</text:span><text:span text:style-name="T54">ssert</text:span><text:span text:style-name="T58"> (da utilizzare come base per </text:span><text:span text:style-name="T59">L</text:span><text:span text:style-name="T58">TestCase per non riempire eccessivamente di codice TestCase). </text:span><text:span text:style-name="T60">In generale quando si fanno gli unit test vengono contati gli unit test (quindi le classi che ereditano da unit test) e le asserzioni, quindi alla fine viene stampato un riepilogo dei conteggi degli errori o degli ok. ES :</text:span></text:p>
      <text:p text:style-name="P1"><text:span text:style-name="T60">….......................................................................</text:span><text:span text:style-name="T61">F.........F.............F..............F........F...........</text:span></text:p>
      <text:p text:style-name="P9">12 UNIT TESTS, <text:span text:style-name="T77">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4">Per facilitare la lettura dei risultati l'elenco delle eccezioni e delle failures sarà visualizzata al termine del riepilogo generale dei test in modo da avere comunque una visualizzazione ordinata.</text:span></text:p>
      <text:h text:style-name="P65" text:outline-level="2">Class Loader <text:span text:style-name="T87">(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text:span><text:span text:style-name="T45"> si potranno personalizzare come al solito tramite config</text:span><text:span text:style-name="T33">. </text:span><text:span text:style-name="T34">I file delle classi dovranno avere </text:span><text:soft-page-break/><text:span text:style-name="T34">estensione </text:span><text:span text:style-name="T10">.class.php</text:span><text:span text:style-name="T34"> o </text:span><text:span text:style-name="T10">.interface.php</text:span><text:span text:style-name="T34"> o </text:span><text:span text:style-name="T10">.trait.php</text:span><text:span text:style-name="T34"> , </text:span><text:span text:style-name="T45">ma anche queste saranno eventualmente configurabili. Inizialmente i</text:span><text:span text:style-name="T36">l classloader sarà in grado di caricare solamente quelle classi che avranno lo stesso nome del file che le contiene </text:span><text:span text:style-name="T45">considerando un eventuale namespace</text:span><text:span text:style-name="T36">, pertanto file che contengono più classi potrebbero risultare alquanto problematici. </text:span><text:span text:style-name="T45">In una fase successiva si implementerà un supporto più avanzato che ispezionerà le classi in modo più approfondito</text:span><text:span text:style-name="T36"> </text:span><text:span text:style-name="T45">per ricercare le classi, le interfacce o i trait implementati. </text:span><text:span text:style-name="T36">In ogni caso sar</text:span><text:span text:style-name="T45">à presente una direttiva (una funzione) per effettuare l'inclusione di file dall'interno del progetto</text:span><text:span text:style-name="T36">. </text:span><text:span text:style-name="T37">Il classloader utilizzerà un pattern matching nella classe per sapere se appartiene ad un namespace oppure no, </text:span><text:span text:style-name="T45">ed in una fase successiva utilizzerà il pattern matching anche per interpretare il contenuto del file in modo approssimativo</text:span><text:span text:style-name="T37">. </text:span><text:span text:style-name="T45">Naturalmente sarà necessario evitare certi modi di programmare. Sarà inoltre implementata, in una fase ancora successiva, una cache dell'ispezione del classloader che sarà rigenerata con l'impostazione della modalità di esecuzione a 'testing' e 'production'. </text:span><text:span text:style-name="T46">Attualmente il classloader utilizza una cache sia per la mappa delle classi che per le classi modificate. Infatti tramite configurazione è possibile specificare quali chiamate sono da commentare in produzione e testing. Il classloader supporta anche il caricamento delle classi del framework ed è pensato per sostituire la lista di require_once attualmente presenti nel file di boot del framework. E' anche possibile istruire il classloader tramite config a NON usare la cache per particolari route o in caso di presenza di un determinato parametro nella query string.</text:span></text:p>
      <text:p text:style-name="P8"/>
      <text:h text:style-name="P66" text:outline-level="2">Host<text:span text:style-name="T29">name</text:span>/<text:span text:style-name="T29">Virtual Host</text:span> <text:span text:style-name="T29">B</text:span>ased Configuration <text:span text:style-name="T87">(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63">e sarà possibile accederci andando ad interrogare la classe </text:span><text:span text:style-name="T10">L</text:span><text:span text:style-name="T16">Config </text:span>. <text:span text:style-name="T29">Le cartelle di configurazione staranno nella cartella </text:span><text:span text:style-name="T8">config/</text:span><text:span text:style-name="T14">hostnames/</text:span><text:span text:style-name="T31"> nella sottocartella con nome corrispondente al nome host o al nome del virtual host, </text:span><text:span text:style-name="T34">quindi ad esempio, se il nome host è “prometeus”, la cartella sarà /config/</text:span><text:span text:style-name="T40">hostnames/</text:span><text:span text:style-name="T34">prometeus/</text:span><text:span text:style-name="T31">. </text:span><text:span text:style-name="T34">Il percorso si intende fatto partire dalla cartella root del progetto </text:span><text:span text:style-name="T36">e il nome sarà case sensitive.</text:span></text:p>
      <text:h text:style-name="P67" text:outline-level="2">Internal <text:span text:style-name="T115">default </text:span>configuration <text:span text:style-name="T87">(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6">e di aggiungere alla fine le variabili salvate come risultato del processo di inizializzazione</text:span>.</text:p>
      <text:p text:style-name="P24">Qui di seguito la configurazione interna (da rifinire) :</text:p>
      <text:p text:style-name="P34"><text:soft-page-break/>{</text:p>
      <text:p text:style-name="P34"><text:s text:c="4"/>"defaults": {</text:p>
      <text:p text:style-name="P34"><text:s text:c="8"/>"execution_mode": {</text:p>
      <text:p text:style-name="P34"><text:s text:c="12"/>"maintenance": {</text:p>
      <text:p text:style-name="P34"><text:s text:c="16"/>"logging": {</text:p>
      <text:p text:style-name="P34"><text:s text:c="20"/>"type": "together-file",</text:p>
      <text:p text:style-name="P34"><text:s text:c="20"/>"min_level": "debug",</text:p>
      <text:p text:style-name="P34"><text:s text:c="20"/>"log_mode": "normal"</text:p>
      <text:p text:style-name="P34"><text:s text:c="16"/>},</text:p>
      <text:p text:style-name="P34"><text:s text:c="16"/>"urlmap": {</text:p>
      <text:p text:style-name="P34"><text:s text:c="20"/>"private_routes_visible": false</text:p>
      <text:p text:style-name="P34"><text:s text:c="16"/>},</text:p>
      <text:p text:style-name="P34"><text:s text:c="16"/>"template": {</text:p>
      <text:p text:style-name="P34"><text:s text:c="20"/>"auto_reload": true</text:p>
      <text:p text:style-name="P34"><text:s text:c="16"/>},</text:p>
      <text:p text:style-name="P34"><text:s text:c="16"/>"request" : {</text:p>
      <text:p text:style-name="P34"><text:s text:c="20"/>"route_handler_class" : "LMaintenanceRouteExecutor"</text:p>
      <text:p text:style-name="P34"><text:s text:c="16"/>}</text:p>
      <text:p text:style-name="P34"><text:s text:c="12"/>},</text:p>
      <text:p text:style-name="P34"><text:s text:c="12"/>"framework_development": {</text:p>
      <text:p text:style-name="P34"><text:s text:c="16"/>"logging": {</text:p>
      <text:p text:style-name="P34"><text:s text:c="20"/>"type": "output",</text:p>
      <text:p text:style-name="P34"><text:s text:c="20"/>"min_level": "debug"</text:p>
      <text:p text:style-name="P34"><text:s text:c="16"/>},</text:p>
      <text:p text:style-name="P34"><text:s text:c="16"/>"urlmap": {</text:p>
      <text:p text:style-name="P34"><text:s text:c="20"/>"private_routes_visible": true</text:p>
      <text:p text:style-name="P34"><text:s text:c="16"/>},</text:p>
      <text:p text:style-name="P34"><text:s text:c="16"/>"template": {</text:p>
      <text:p text:style-name="P34"><text:s text:c="20"/>"auto_reload": true</text:p>
      <text:p text:style-name="P34"><text:s text:c="16"/>},</text:p>
      <text:p text:style-name="P34"><text:s text:c="16"/>"misc" : {</text:p>
      <text:p text:style-name="P34"><text:soft-page-break/><text:s text:c="20"/>"errors" : {</text:p>
      <text:p text:style-name="P34"><text:s text:c="24"/>"log" : false,</text:p>
      <text:p text:style-name="P34"><text:s text:c="24"/>"display" : true</text:p>
      <text:p text:style-name="P34"><text:s text:c="20"/>}</text:p>
      <text:p text:style-name="P34"><text:s text:c="16"/>}</text:p>
      <text:p text:style-name="P34"><text:s text:c="12"/>},</text:p>
      <text:p text:style-name="P34"><text:s text:c="12"/>"development": {</text:p>
      <text:p text:style-name="P34"><text:s text:c="16"/>"logging": {</text:p>
      <text:p text:style-name="P34"><text:s text:c="20"/>"type": "distinct-file",</text:p>
      <text:p text:style-name="P34"><text:s text:c="20"/>"min_level": "debug"</text:p>
      <text:p text:style-name="P34"><text:s text:c="16"/>},</text:p>
      <text:p text:style-name="P34"><text:s text:c="16"/>"urlmap": {</text:p>
      <text:p text:style-name="P34"><text:s text:c="20"/>"private_routes_visible": true</text:p>
      <text:p text:style-name="P34"><text:s text:c="16"/>},</text:p>
      <text:p text:style-name="P34"><text:s text:c="16"/>"template": {</text:p>
      <text:p text:style-name="P34"><text:s text:c="20"/>"auto_reload": true</text:p>
      <text:p text:style-name="P34"><text:s text:c="16"/>},</text:p>
      <text:p text:style-name="P34"><text:s text:c="16"/>"misc" : {</text:p>
      <text:p text:style-name="P34"><text:s text:c="20"/>"errors" : {</text:p>
      <text:p text:style-name="P34"><text:s text:c="24"/>"display" : true</text:p>
      <text:p text:style-name="P34"><text:s text:c="20"/>}</text:p>
      <text:p text:style-name="P34"><text:s text:c="16"/>}</text:p>
      <text:p text:style-name="P34"><text:s text:c="12"/>},</text:p>
      <text:p text:style-name="P34"><text:s text:c="12"/>"testing": {</text:p>
      <text:p text:style-name="P34"><text:s text:c="16"/>"logging": {</text:p>
      <text:p text:style-name="P34"><text:s text:c="20"/>"type": "distinct-file",</text:p>
      <text:p text:style-name="P34"><text:s text:c="20"/>"min_level": "error"</text:p>
      <text:p text:style-name="P34"><text:s text:c="16"/>},</text:p>
      <text:p text:style-name="P34"><text:s text:c="16"/>"urlmap": {</text:p>
      <text:p text:style-name="P34"><text:s text:c="20"/>"private_routes_visible": false</text:p>
      <text:p text:style-name="P34"><text:s text:c="16"/>},</text:p>
      <text:p text:style-name="P34"><text:soft-page-break/><text:s text:c="16"/>"template": {</text:p>
      <text:p text:style-name="P34"><text:s text:c="20"/>"auto_reload": false</text:p>
      <text:p text:style-name="P34"><text:s text:c="16"/>},</text:p>
      <text:p text:style-name="P34"><text:s text:c="16"/>"misc" : { <text:s text:c="12"/></text:p>
      <text:p text:style-name="P34"><text:s text:c="20"/>"errors" : {</text:p>
      <text:p text:style-name="P34"><text:s text:c="24"/>"display" : true</text:p>
      <text:p text:style-name="P34"><text:s text:c="20"/>},</text:p>
      <text:p text:style-name="P34"><text:s text:c="20"/>"trace_enabled" : false,</text:p>
      <text:p text:style-name="P34"><text:s text:c="20"/>"debug_enabled" : false</text:p>
      <text:p text:style-name="P34"><text:s text:c="16"/>}</text:p>
      <text:p text:style-name="P34"><text:s text:c="12"/>},</text:p>
      <text:p text:style-name="P34"><text:s text:c="12"/>"production": {</text:p>
      <text:p text:style-name="P34"><text:s text:c="16"/>"logging": {</text:p>
      <text:p text:style-name="P34"><text:s text:c="20"/>"type": "distinct-file",</text:p>
      <text:p text:style-name="P34"><text:s text:c="20"/>"min_level": "error"</text:p>
      <text:p text:style-name="P34"><text:s text:c="16"/>},</text:p>
      <text:p text:style-name="P34"><text:s text:c="16"/>"urlmap": {</text:p>
      <text:p text:style-name="P34"><text:s text:c="20"/>"private_routes_visible": false</text:p>
      <text:p text:style-name="P34"><text:s text:c="16"/>},</text:p>
      <text:p text:style-name="P34"><text:s text:c="16"/>"template": {</text:p>
      <text:p text:style-name="P34"><text:s text:c="20"/>"auto_reload": false</text:p>
      <text:p text:style-name="P34"><text:s text:c="16"/>},</text:p>
      <text:p text:style-name="P34"><text:s text:c="16"/>"misc" : {</text:p>
      <text:p text:style-name="P34"><text:s text:c="20"/>"trace_enabled" : false,</text:p>
      <text:p text:style-name="P34"><text:s text:c="20"/>"debug_enabled" : false</text:p>
      <text:p text:style-name="P34"><text:s text:c="16"/>}</text:p>
      <text:p text:style-name="P34"><text:s text:c="12"/>}</text:p>
      <text:p text:style-name="P34"><text:s text:c="8"/>},</text:p>
      <text:p text:style-name="P34"><text:s text:c="8"/>"urlmap": {</text:p>
      <text:p text:style-name="P34"><text:s text:c="12"/>"static_routes_folder" : "urlmap/public/static/",</text:p>
      <text:p text:style-name="P34"><text:s text:c="12"/>"hash_db_routes_folder" : "urlmap/public/hash_db/",</text:p>
      <text:p text:style-name="P34"><text:soft-page-break/><text:s text:c="12"/>"private_routes_folder" : "urlmap/private/",</text:p>
      <text:p text:style-name="P34"><text:s text:c="12"/>"search_order": "hash_db,static",</text:p>
      <text:p text:style-name="P34"><text:s text:c="12"/>"special_folder_route": "_folder",</text:p>
      <text:p text:style-name="P34"><text:s text:c="12"/>"special_inherited_route": "_default",</text:p>
      <text:p text:style-name="P34"><text:s text:c="12"/>"special_truncate_route": "_stop",</text:p>
      <text:p text:style-name="P34"><text:s text:c="12"/>"ignore_missing_extends": false,</text:p>
      <text:p text:style-name="P34"><text:s text:c="12"/>"ignore_missing_imports": false,</text:p>
      <text:p text:style-name="P34"><text:s text:c="12"/>"validation_driver_class": "LRespectValidationDriver"</text:p>
      <text:p text:style-name="P34"><text:s text:c="8"/>},</text:p>
      <text:p text:style-name="P34"><text:s text:c="8"/>"template": {</text:p>
      <text:p text:style-name="P34"><text:s text:c="12"/>"source_factory_class": "LTwigTemplateSourceFactory",</text:p>
      <text:p text:style-name="P34"><text:s text:c="12"/>"root_folder": "template/",</text:p>
      <text:p text:style-name="P34"><text:s text:c="12"/>"cache_folder": "temp/cache/template/",</text:p>
      <text:p text:style-name="P34"><text:s text:c="12"/>"strict_variables": false,</text:p>
      <text:p text:style-name="P34"><text:s text:c="12"/>"autoescape" : "name",</text:p>
      <text:p text:style-name="P34"><text:s text:c="12"/>"import_into_variables": ["env", "env_string" , "output_string" ,"input", "input_string","session", "session_string","capture", "capture_string","parameters", "parameters_string" ,"urlmap", "urlmap_string","i18n","flags"],</text:p>
      <text:p text:style-name="P34"><text:s text:c="12"/>"extension_search_list" : [".html",".xhtml",".json",".twig"]</text:p>
      <text:p text:style-name="P34"><text:s text:c="8"/>},</text:p>
      <text:p text:style-name="P34"><text:s text:c="8"/>"logging": {</text:p>
      <text:p text:style-name="P34"><text:s text:c="12"/>"distinct-file": {</text:p>
      <text:p text:style-name="P34"><text:s text:c="16"/>"date_format": "d/m/Y H:i:s",</text:p>
      <text:p text:style-name="P34"><text:s text:c="16"/>"log_format": "[ {date} - {level_string} - {code} ] : {message}\n",</text:p>
      <text:p text:style-name="P34"><text:s text:c="16"/>"log_mode": "normal",</text:p>
      <text:p text:style-name="P34"><text:s text:c="16"/>"max_mb": 10,</text:p>
      <text:p text:style-name="P34"><text:s text:c="16"/>"log_folder": "logs/",</text:p>
      <text:p text:style-name="P34"><text:s text:c="16"/>"min_level": "debug"</text:p>
      <text:p text:style-name="P34"><text:s text:c="12"/>},</text:p>
      <text:p text:style-name="P34"><text:s text:c="12"/>"together-file": {</text:p>
      <text:p text:style-name="P34"><text:s text:c="16"/>"date_format": "d/m/Y H:i:s",</text:p>
      <text:p text:style-name="P34"><text:soft-page-break/><text:s text:c="16"/>"log_format": "[ {date} - {level_string} - {code} ] : {message}\n",</text:p>
      <text:p text:style-name="P34"><text:s text:c="16"/>"log_mode": "rolling",</text:p>
      <text:p text:style-name="P34"><text:s text:c="16"/>"max_mb": 10,</text:p>
      <text:p text:style-name="P34"><text:s text:c="16"/>"log_folder": "logs/",</text:p>
      <text:p text:style-name="P34"><text:s text:c="16"/>"min_level": "debug"</text:p>
      <text:p text:style-name="P34"><text:s text:c="12"/>},</text:p>
      <text:p text:style-name="P34"><text:s text:c="12"/>"db": {</text:p>
      <text:p text:style-name="P34"><text:s text:c="16"/>"log_mode": "normal",</text:p>
      <text:p text:style-name="P34"><text:s text:c="16"/>"connection_name": "default",</text:p>
      <text:p text:style-name="P34"><text:s text:c="16"/>"max_records": 1000000,</text:p>
      <text:p text:style-name="P34"><text:s text:c="16"/>"table_name": "logs",</text:p>
      <text:p text:style-name="P34"><text:s text:c="16"/>"min_level": "debug"</text:p>
      <text:p text:style-name="P34"><text:s text:c="12"/>},</text:p>
      <text:p text:style-name="P34"><text:s text:c="12"/>"output": {</text:p>
      <text:p text:style-name="P34"><text:s text:c="16"/>"min_level": "debug"</text:p>
      <text:p text:style-name="P34"><text:s text:c="12"/>}</text:p>
      <text:p text:style-name="P34"><text:s text:c="8"/>},</text:p>
      <text:p text:style-name="P34"><text:s text:c="8"/>"treemap": {</text:p>
      <text:p text:style-name="P34"><text:s text:c="12"/>"false_values": ["false", "null", "0", "no", 0, false, null]</text:p>
      <text:p text:style-name="P34"><text:s text:c="8"/>},</text:p>
      <text:p text:style-name="P34"><text:s text:c="8"/>"classloader": {</text:p>
      <text:p text:style-name="P34"><text:s text:c="12"/>"code_file_ends_with": [".class.php", ".interface.php", ".trait.php"],</text:p>
      <text:p text:style-name="P34"><text:s text:c="12"/>"framework_folder_list": ["lib/"],</text:p>
      <text:p text:style-name="P34"><text:s text:c="12"/>"project_folder_list": ["lib/", "urlmap/handlers/"],</text:p>
      <text:p text:style-name="P34"><text:s text:c="12"/>"map_cache_file_path": "temp/cache/classloader/map/classloader_map_cache.php",</text:p>
      <text:p text:style-name="P34"><text:s text:c="12"/>"class_cache_folder": "temp/cache/classloader/classes/",</text:p>
      <text:p text:style-name="P34"><text:s text:c="12"/>"cache_commented_call_list": ["LLog::debug", "LLog::info"],</text:p>
      <text:p text:style-name="P34"><text:s text:c="12"/>"skip_cache_route_list": [],</text:p>
      <text:p text:style-name="P34"><text:s text:c="12"/>"skip_cache_query_parameter": null</text:p>
      <text:p text:style-name="P34"><text:s text:c="8"/>},</text:p>
      <text:p text:style-name="P34"><text:s text:c="8"/>"request": {</text:p>
      <text:p text:style-name="P34"><text:soft-page-break/><text:s text:c="12"/>"input_source_list": ["files", "post", "get"],</text:p>
      <text:p text:style-name="P34"><text:s text:c="12"/>"route_handler_class" : "LDefaultRouteExecutor"</text:p>
      <text:p text:style-name="P34"><text:s text:c="8"/>},</text:p>
      <text:p text:style-name="P34"><text:s text:c="8"/>"exec": {</text:p>
      <text:p text:style-name="P34"><text:s text:c="12"/>"method_parameter_search_list": ["meta", "capture", "rel_input", "input", "rel_session", "session", "rel_output", "output", "default_value"]</text:p>
      <text:p text:style-name="P34"><text:s text:c="8"/>},</text:p>
      <text:p text:style-name="P34"><text:s text:c="8"/>"format": {</text:p>
      <text:p text:style-name="P34"><text:s text:c="12"/>"html": {</text:p>
      <text:p text:style-name="P34"><text:s text:c="16"/>"error_templates_folder": "errors/html/"</text:p>
      <text:p text:style-name="P34"><text:s text:c="12"/>},</text:p>
      <text:p text:style-name="P34"><text:s text:c="12"/>"json": {</text:p>
      <text:p text:style-name="P34"><text:s text:c="16"/>"encode_options": ["THROW_ON_ERROR"],</text:p>
      <text:p text:style-name="P34"><text:s text:c="16"/>"error_templates_folder": "errors/json/"</text:p>
      <text:p text:style-name="P34"><text:s text:c="12"/>},</text:p>
      <text:p text:style-name="P34"><text:s text:c="12"/>"default_error_format" : "html"</text:p>
      <text:p text:style-name="P34"><text:s text:c="8"/>},</text:p>
      <text:p text:style-name="P34"><text:s text:c="8"/>"session" : {</text:p>
      <text:p text:style-name="P34"><text:s text:c="8"/>},</text:p>
      <text:p text:style-name="P34"/>
      <text:p text:style-name="P34"><text:s text:c="8"/>"misc" : {</text:p>
      <text:p text:style-name="P34"><text:s text:c="12"/>"errors" : {</text:p>
      <text:p text:style-name="P34"><text:s text:c="16"/>"log" : true,</text:p>
      <text:p text:style-name="P34"><text:s text:c="16"/>"display" : false,</text:p>
      <text:p text:style-name="P34"><text:s text:c="16"/>"continue_on_errors" : false,</text:p>
      <text:p text:style-name="P34"><text:s text:c="16"/>"reporting" : {</text:p>
      <text:p text:style-name="P34"><text:s text:c="20"/>"error" : true,</text:p>
      <text:p text:style-name="P34"><text:s text:c="20"/>"warning" : true,</text:p>
      <text:p text:style-name="P34"><text:s text:c="20"/>"parse" : true,</text:p>
      <text:p text:style-name="P34"><text:s text:c="20"/>"notice" : true,</text:p>
      <text:p text:style-name="P34"><text:s text:c="20"/>"core_error" : true,</text:p>
      <text:p text:style-name="P34"><text:soft-page-break/><text:s text:c="20"/>"core_warning" : true,</text:p>
      <text:p text:style-name="P34"><text:s text:c="20"/>"compile_error" : true,</text:p>
      <text:p text:style-name="P34"><text:s text:c="20"/>"compile_warning" : true,</text:p>
      <text:p text:style-name="P34"><text:s text:c="20"/>"user_error" : true,</text:p>
      <text:p text:style-name="P34"><text:s text:c="20"/>"user_warning" : true,</text:p>
      <text:p text:style-name="P34"><text:s text:c="20"/>"user_notice" : true,</text:p>
      <text:p text:style-name="P34"><text:s text:c="20"/>"recoverable_error" : true</text:p>
      <text:p text:style-name="P34"><text:s text:c="16"/>}</text:p>
      <text:p text:style-name="P34"><text:s text:c="12"/>},</text:p>
      <text:p text:style-name="P34"><text:s text:c="12"/>"trace_enabled" : true,</text:p>
      <text:p text:style-name="P34"><text:s text:c="12"/>"debug_enabled" : true,</text:p>
      <text:p text:style-name="P34"><text:s text:c="12"/>"introspection_enabled" : true,</text:p>
      <text:p text:style-name="P34"><text:s text:c="12"/>"proc_folder": "proc/",</text:p>
      <text:p text:style-name="P34"><text:s text:c="12"/>"proc_extension": ".proc.php",</text:p>
      <text:p text:style-name="P34"><text:s text:c="12"/>"data_folder": "data/",</text:p>
      <text:p text:style-name="P34"><text:s text:c="12"/>"autofix_folder_permissions" : true,</text:p>
      <text:p text:style-name="P34"><text:s text:c="12"/>"wwwroot_folder" : "wwwroot/",</text:p>
      <text:p text:style-name="P34"><text:s text:c="12"/>"build" : 0</text:p>
      <text:p text:style-name="P34"><text:s text:c="8"/>},</text:p>
      <text:p text:style-name="P34"><text:s text:c="8"/>"i18n" : {</text:p>
      <text:p text:style-name="P34"><text:s text:c="12"/>"translations_root_folder" : "i18n/",</text:p>
      <text:p text:style-name="P34"><text:s text:c="12"/>"capture_lang_variable" : "lang",</text:p>
      <text:p text:style-name="P34"><text:s text:c="12"/>"session_lang_variable_path" : "/lang",</text:p>
      <text:p text:style-name="P34"><text:s text:c="12"/>"cookie_lang_variable" : "lang",</text:p>
      <text:p text:style-name="P34"><text:s text:c="12"/>"default_language" : "it",</text:p>
      <text:p text:style-name="P34"><text:s text:c="12"/>"cache_folder" : "temp/cache/i18n/",</text:p>
      <text:p text:style-name="P34"><text:s text:c="12"/>"override_default_lang" : true</text:p>
      <text:p text:style-name="P34"><text:s text:c="8"/>}</text:p>
      <text:p text:style-name="P34"><text:s text:c="4"/>}</text:p>
      <text:p text:style-name="P34">}</text:p>
      <text:p text:style-name="P32"/>
      <text:p text:style-name="P24"><text:soft-page-break/></text:p>
      <text:h text:style-name="P68" text:outline-level="2">Configuration Based Routing (<text:span text:style-name="T114">fatto</text:span>)</text:h>
      <text:h text:style-name="Heading_20_3" text:outline-level="3">Static routing <text:span text:style-name="T114">(fatto)</text:span></text:h>
      <text:p text:style-name="P51">Il routing delle varie chiamate web sarà effettuato tramite una cartella che conterrà le varie configurazioni (che si chiamerà probabilmente <text:span text:style-name="T4">url</text:span><text:span text:style-name="T7">map </text:span><text:span text:style-name="T44">con varie sottocartelle al suo interno</text:span>). Il formato della configurazione sarà <text:span text:style-name="T5">json</text:span> e sarà possibile collegare l'url a una classe php con metodo, <text:span text:style-name="T65">a una procedura</text:span> oppure linkare un'altra <text:span text:style-name="T24">url</text:span><text:span text:style-name="T7">map. </text:span><text:span text:style-name="T30">La configurazione supporterà concetti come l'ereditarietà, la decorazione, ecc …</text:span></text:p>
      <text:p text:style-name="P39">Sarà <text:span text:style-name="T65">anche </text:span>possibile effettuare la validazione dei dati passati come parametro con tipi predefiniti <text:span text:style-name="T65">e gestire eventuali validazioni di parametri che dovranno essere presenti in sessione in modo analogo</text:span>. <text:span text:style-name="T65">La validazione della sessione prevederà la possibilità di dichiarare dei valori che dovranno essere presenti nella sessione per consentire l'accesso a quella determinata route, ma lo stesso vale per i parametri in input. Esempio “completo” :</text:span></text:p>
      <text:p text:style-name="P41">{</text:p>
      <text:p text:style-name="P42"><text:tab/>“<text:span text:style-name="T66">exec</text:span>” : <text:span text:style-name="T89">{ </text:span></text:p>
      <text:p text:style-name="P42"><text:tab/><text:tab/><text:tab/>“/<text:span text:style-name="T116">my_begin_time</text:span>” : “/<text:span text:style-name="T66">time/begin_calc_time</text:span>”, <text:span text:style-name="T66">← esecuzione da proc, si indica il percorso del file</text:span></text:p>
      <text:p text:style-name="P42"><text:tab/><text:tab/><text:tab/>“/” : “<text:span text:style-name="T104">namespace</text:span>/<text:span text:style-name="T66">Sondaggio#crea_sondaggio</text:span>”, <text:span text:style-name="T66">←esecuzione da business_logic, si indica il nome della classe completo di namespace</text:span></text:p>
      <text:p text:style-name="P41"><text:tab/><text:tab/><text:tab/>“/<text:span text:style-name="T116">my_end_time</text:span>” : “/<text:span text:style-name="T66">time/end_calc_time</text:span>” <text:span text:style-name="T66">← esecuzione da proc</text:span></text:p>
      <text:p text:style-name="P47"><text:tab/><text:tab/>}</text:p>
      <text:p text:style-name="P41"><text:tab/>“<text:span text:style-name="T66">template</text:span>” : “/<text:span text:style-name="T68">html/nuovo_sondaggio</text:span>”, <text:span text:style-name="T67">← utilizzo del template dalla cartella dei template html, il formato viene riconosciuto in automatico</text:span></text:p>
      <text:p text:style-name="P43"><text:tab/>/* “<text:span text:style-name="T66">format</text:span>” : “<text:span text:style-name="T66">html</text:span>”, */ <text:span text:style-name="T66">←questo è implicito se si usa un template, serve solo “json” quando si vuole esplicitamente del json</text:span> </text:p>
      <text:p text:style-name="P40"><text:tab/>“<text:span text:style-name="T65">session” : {</text:span></text:p>
      <text:p text:style-name="P40"><text:tab/><text:tab/>“/<text:span text:style-name="T65">role” : “admin”, → normalizzato a {“value” : “admin”}</text:span></text:p>
      <text:p text:style-name="P40"><text:tab/><text:tab/>“/<text:span text:style-name="T65">level</text:span>” : <text:span text:style-name="T65">{</text:span></text:p>
      <text:p text:style-name="P44"><text:tab/><text:tab/><text:tab/>“<text:span text:style-name="T116">rules</text:span>” : “<text:span text:style-name="T116">Length(3,10)”</text:span></text:p>
      <text:p text:style-name="P44"><text:tab/><text:tab/><text:span text:style-name="T124">},</text:span></text:p>
      <text:p text:style-name="P40"><text:tab/><text:tab/>“/<text:span text:style-name="T65">status/profile</text:span>” : <text:span text:style-name="T65">{</text:span></text:p>
      <text:p text:style-name="P40"><text:tab/><text:tab/><text:tab/>“<text:span text:style-name="T116">rules</text:span>” : <text:span text:style-name="T107">[</text:span>“<text:span text:style-name="T116">NotBlank”,”IntVal”,”Between(3,10)</text:span>”<text:span text:style-name="T107">]</text:span></text:p>
      <text:p text:style-name="P44"><text:tab/><text:tab/><text:tab/>}</text:p>
      <text:p text:style-name="P44"><text:tab/><text:tab/>}</text:p>
      <text:p text:style-name="P44"><text:soft-page-break/><text:tab/>},</text:p>
      <text:p text:style-name="P45"><text:tab/>“<text:span text:style-name="T72">input</text:span>” : <text:span text:style-name="T72">{</text:span></text:p>
      <text:p text:style-name="P45"><text:tab/><text:tab/>– <text:span text:style-name="T72">vedi session, anche qui si possono controllare parametri annidati –</text:span></text:p>
      <text:p text:style-name="P46"><text:tab/>},</text:p>
      <text:p text:style-name="P45"><text:tab/>“<text:span text:style-name="T72">output</text:span>” : <text:span text:style-name="T72">{</text:span></text:p>
      <text:p text:style-name="P45"><text:tab/><text:tab/>“<text:span text:style-name="T89">main_menu</text:span>” : “-<text:span text:style-name="T123">&gt;internal/main_menu</text:span>”,</text:p>
      <text:p text:style-name="P45"><text:tab/><text:tab/>“<text:span text:style-name="T89">left_column</text:span>” : <text:span text:style-name="T89">[ </text:span>“<text:span text:style-name="T89">+:internal/left_col1</text:span>”,</text:p>
      <text:p text:style-name="P45"><text:tab/><text:tab/><text:tab/><text:tab/> <text:s text:c="4"/>“<text:span text:style-name="T89">+:internal/left_col2</text:span>”,</text:p>
      <text:p text:style-name="P45"><text:tab/><text:tab/><text:tab/><text:tab/> <text:s text:c="4"/>“<text:span text:style-name="T89">+:internal/left_col3</text:span>” <text:span text:style-name="T89">],</text:span></text:p>
      <text:p text:style-name="P45"><text:tab/><text:tab/>“<text:span text:style-name="T89">footer</text:span>” :<text:tab/>“<text:span text:style-name="T123">=static/footer_data</text:span>”</text:p>
      <text:p text:style-name="P46"><text:tab/>}</text:p>
      <text:p text:style-name="P45"/>
      <text:p text:style-name="P41">}</text:p>
      <text:p text:style-name="P40"/>
      <text:p text:style-name="P44">In questo esempio si pretende che sia presente la chiave “role” col valore di “admin” e che sia presente la chiave “<text:span text:style-name="T125">level</text:span>” con valore <text:span text:style-name="T125">di lunghezza </text:span>compreso tra 3 e 10 compresi e la chiave /status/<text:span text:style-name="T125">profile</text:span> con un valore che sia tra <text:span text:style-name="T125">3 e 10 compresi, quindi intero e non nullo</text:span>. </text:p>
      <text:p text:style-name="P48">Nel caso in cui l'urlmap sia di tipo hash, a quel punto nell'urlmap viene salvato il link alla urlmap originale, in modo da mantenere l'utilizzo di tutte le varie ereditarietà. E' possibile linkare sia urlmap pubbliche statiche che private. La sintassi è la seguente :</text:p>
      <text:p text:style-name="P48">{</text:p>
      <text:p text:style-name="P48"><text:tab/>“<text:span text:style-name="T106">imports</text:span>” : “percorso_route_a_cui_si_vuole_linkare”,</text:p>
      <text:p text:style-name="P48"><text:tab/>“<text:span text:style-name="T106">extends</text:span>” : “<text:span text:style-name="T106">percorso_route_a_cui_si_vuole_linkare</text:span>”</text:p>
      <text:p text:style-name="P48">}</text:p>
      <text:p text:style-name="P49">Il sistema a quel punto riconosce automaticamente se si tratta di una route privata o pubblica, e lancia un errore nel caso la route sia valida per entrambe le tipologie.</text:p>
      <text:h text:style-name="P74" text:outline-level="3">Input and Session data validation <text:span text:style-name="T114">(fatto)</text:span></text:h>
      <text:p text:style-name="P52">Come accennato precedentemente sarà possibile effettuare la validazione dei dati in input e dei dati in sessione, con lo stesso formalismo : <text:span text:style-name="T107">si specifica il percorso della variabile e una serie di parametri di validazione</text:span>. Se la validazione non andrà a buon fine sarà lanciato un errore gestito poi in base alla modalità di esecuzione. <text:span text:style-name="T115">Al momento viene utilizzato Respect/Validation.</text:span></text:p>
      <text:h text:style-name="Heading_20_3" text:outline-level="3"><text:soft-page-break/>Input and Session validation conditions (fatto)</text:h>
      <text:p text:style-name="P57">E' possibile specificare delle condizioni che vengono valutate rispetto alle variabili d'ambiente per decidere se la validazione dell'input deve essere fatta oppure no. Le condizioni possono essere anche negate e l'intero set di condizioni può essere specificato al negativo.</text:p>
      <text:h text:style-name="Heading_20_3" text:outline-level="3">Input parameter adjusting (fatto)</text:h>
      <text:p text:style-name="P55">I parametri di tipo booleano saranno aggiustati in modo che I valori in formato stringa che corrispondono al valore false siano trasformati nel valore false, mentre gli altri valori nel valore true. In questo modo chi utilizza eventualmente javascript e fa delle post può stare tranquillo del fatto che lato server I parametri booleani saranno recepiti correttamente.</text:p>
      <text:h text:style-name="Heading_20_3" text:outline-level="3">Urlmap variables (<text:span text:style-name="T117">fatto</text:span>)</text:h>
      <text:p text:style-name="P56">E' possibile utilizzare delle variabili all'interno dell'urlmap per ottenere dei parametri dell'environment</text:p>
      <text:h text:style-name="Heading_20_3" text:outline-level="3">Urlmap conditions (fatto)</text:h>
      <text:p text:style-name="P57">E' possibile specificare delle condizioni, in modo normale o in negativo, per la quale l'urlmap risulta proibita oppure valida.</text:p>
      <text:h text:style-name="P74" text:outline-level="3"><text:span text:style-name="T114">Exec</text:span> composition <text:span text:style-name="T114">(fatto)</text:span></text:h>
      <text:p text:style-name="P52">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53">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90">Le chiavi elencate in output sono in realtà dei percorsi, quindi possono essere nella forma “/chiave1/chiave2/chiaveecc” e i dati vengono salvati nella posizione specificata dal percorso all'interno della hashmap di output.</text:span></text:p>
      <text:h text:style-name="P75" text:outline-level="3">Route inheritance <text:span text:style-name="T105">and composition (fatto)</text:span></text:h>
      <text:p text:style-name="P54">Vi sono vari modi per gestire I dati presenti all'interno delle route. Se si posizionano dei file <text:span text:style-name="T7">_default.json</text:span> nelle cartelle, tutte le route presenti in quella cartella e tutte le sottocartelle importeranno quei dati al suo interno. Inoltre nelle route sono presenti due direttive : <text:span text:style-name="T7">extends</text:span> e <text:span text:style-name="T7">imports </text:span><text:span text:style-name="T30">che si possono utilizzare per importare i dati di altre route (di qualsiasi tipo : private, statiche e hash_db) rispettivamente prima o dopo il contenuto della route stessa. In questo modo c'è flessibilità sufficiente per riutilizzare il codice delle route.</text:span></text:p>
      <text:h text:style-name="Heading_20_3" text:outline-level="3"><text:soft-page-break/>Hashed routing</text:h>
      <text:p text:style-name="P50">Il framework avrà al suo interno un piccolo database di file hash sha1 che conterranno al loro interno <text:span text:style-name="T91">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7">(da fare, forse sarà rimosso, non se ne vede l'utilità al momento)</text:span></text:h>
      <text:p text:style-name="P38">Sarà possibile implementare una classe per restituire il file di configurazione da utilizzare per la <text:span text:style-name="T104">url</text:span>map in modo da poter implementare svariati algoritmi per la gestione della <text:span text:style-name="T104">url</text:span>map in modo più flessibile. <text:span text:style-name="T87">Questo sarà fatto con gli handlers posti dentro la directory /urlmap/handlers/ e dichiarando nella config l'handler utilizzato.</text:span></text:p>
      <text:h text:style-name="Heading_20_2" text:outline-level="2">Procedural based programming support <text:span text:style-name="T87">(fatto)</text:span></text:h>
      <text:p text:style-name="P19">Sarà possibile avere delle routine in una cartella apposita chiamata <text:span text:style-name="T7">proc</text:span> (che sta per procedure) e i file avranno estensione <text:span text:style-name="T7">.proc.php .</text:span><text:span text:style-name="T30"> Queste procedure saranno delle semplici routine php senza classi all'interno (o con classi) ma nelle quali sarà possibile sostanzialmente fare un po' quel che si vuole. </text:span><text:span text:style-name="T43">In questo modo si agevolerà alcuni casi di programmazione procedurale che potrebbe essere agevole in alcune circostanze.</text:span></text:p>
      <text:h text:style-name="P68" text:outline-level="2">Command line support <text:span text:style-name="T87">(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32">Molte di queste features saranno embeddate nel framework. Si cercherà comunque di supportare l'esecuzione di script da linea di comando cercando un qualche tipo di compromesso con l'esecuzione via web. </text:span><text:span text:style-name="T39">Anche gli script per eseguire gli unit test saranno presenti da linea di comando. Gli script saranno inseriti nella cartella bin del progetto.</text:span></text:p>
      <text:h text:style-name="P68" text:outline-level="2">Path based library support <text:span text:style-name="T87">(da fare)</text:span></text:h>
      <text:p text:style-name="P2">Sarà presente una classe per aiutare nel componimento dei path. La classe si chiamerà per l'appunto <text:span text:style-name="T13">L</text:span><text:span text:style-name="T7">Path</text:span>. <text:span text:style-name="T74">Sarà poi presente una classe </text:span><text:span text:style-name="T13">LIO</text:span><text:span text:style-name="T35"> che servirà per avere l'elenco dei files o delle cartelle in una particolare directory.</text:span></text:p>
      <text:h text:style-name="P69" text:outline-level="2"><text:soft-page-break/>Abstract Database Support <text:span text:style-name="T87">(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71">e un metodo per sapere se una tabella esiste o meno, oltre alla possibilità di fare query libere</text:span>. Le query di modifica del database al momento non saranno prese in considerazione <text:span text:style-name="T71">e dovranno essere fatte tendenzialmente in altro modo all'esterno del software che si andrà a sviluppare (anche solo con degli script incrementali salvati in una apposita cartella e lanciati tramite l'apposito MySQL Workbench)</text:span>.</text:p>
      <text:h text:style-name="P69" text:outline-level="2">Active Record Support <text:span text:style-name="T87">(da fare)</text:span></text:h>
      <text:p text:style-name="P3">Sarà presente il supporto per active record, in modo da poter utilizzare delle classi con il pattern active record per la creazione, modifica e cancellazione di record da tabelle del database.</text:p>
      <text:h text:style-name="P69" text:outline-level="2">Session support <text:span text:style-name="T87">(da fare)</text:span></text:h>
      <text:p text:style-name="P3">Sarà presente il supporto alla sessione in modo da avere una comoda funzionalità di sessione. La gestione della sessione sarà in un qualche modo integrat<text:span text:style-name="T74">a</text:span> col routing in modo da poter supportare la presenza di aree riservate. <text:span text:style-name="T70">Si riutilizzerà eventualmente la vecchia classe di sessione già implementata nel caso si utilizzi il php come linguaggio di sviluppo del framework.</text:span></text:p>
      <text:h text:style-name="Heading_20_2" text:outline-level="2"><text:span text:style-name="T64">HTML/</text:span>JSON/<text:span text:style-name="T117">REDIRECT/FILE</text:span> api support <text:span text:style-name="T87">(fatto, quasi completamente)</text:span></text:h>
      <text:p text:style-name="P4">Si cercherà di costruire un supporto per ritornare da una chiamata http get o post (o anche da una chiamata da linea di comando) un JSON o un XML <text:span text:style-name="T93">(da valutare come farlo)</text:span>. Non è escluso un futuro supporto a YAML. <text:span text:style-name="T64">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64">'. In questo modo si riuscirà a distinguere i figli di un tag dai suoi attributi.</text:span></text:p>
      <text:h text:style-name="P70" text:outline-level="2">Reflection based parameter routing <text:span text:style-name="T87">(fatto)</text:span></text:h>
      <text:p text:style-name="P31"><text:span text:style-name="T34">I </text:span><text:span text:style-name="T30">parametri nelle chiamate che vengono eseguite che vengono specificate nella urlmap vengono assegnati dinamicamente in base al context_path corrente, andando a leggerli in ordine : dal capture, dall'input relativo, dall'input assoluto, dall'output relativo, dall'output assoluto o impostati con un valore di default. La chiamata può terminare ritornando dei valori (semplici o array) che vengono poi salvati nell'output nella posizione del context_path, con un metodo di merge o di replace a seconda di come è stata specificata la chiamata (di default in merge, in replace se la specifica della chiamata termina con il '!'). La chiamata può anche terminare con un'eccezione, in tal caso il sistema non salva nessun valore nell'output ma in caso di alcuni tipi di eccezioni gli errori vengono salvati in una posizione apposita dell'output in modo che possano anche essere eventualmente renderizzati o ritornati dalla chiamata in formato JSON.</text:span></text:p>
      <text:h text:style-name="P64" text:outline-level="2"><text:soft-page-break/>Log support : <text:span text:style-name="T84">file and DB (fatto)</text:span></text:h>
      <text:p text:style-name="P17">Il framework dovrà provvedere una o più classi per consentire la scrittura del log su database <text:span text:style-name="T85">o</text:span> su file. <text:span text:style-name="T73">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36">- <text:span text:style-name="T7">log.fatal.txt</text:span></text:p>
      <text:p text:style-name="P37">- log.error.txt</text:p>
      <text:p text:style-name="P37">- log.warning.txt</text:p>
      <text:p text:style-name="P37">- log.info.txt</text:p>
      <text:p text:style-name="P37">- log.debug.txt</text:p>
      <text:p text:style-name="P15">Per quanto riguarda il log, se non sarà specificato niente, in <text:span text:style-name="T81">modalità di </text:span>produzione il log utilizzerà il database, mentre in <text:span text:style-name="T81">modalità</text:span> di framework_debug stamperà su output, mentre in <text:span text:style-name="T81">modalità</text:span> di de<text:span text:style-name="T85">velopment</text:span> <text:span text:style-name="T85">e testing </text:span>stamperà nei log su file in formato txt. <text:span text:style-name="T81">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5">log.all.txt</text:span><text:span text:style-name="T81">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82">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82">e anche in questo caso sarà usato l'handler per intercettare eventuali errori scatenati dal php</text:span>, warning saranno intercettati con apposito handler, info <text:span text:style-name="T82">anche questo con apposito handler per le notice, </text:span>e debug invece <text:span text:style-name="T82">non avrà handler annessi.</text:span> </text:p>
      <text:h text:style-name="P71" text:outline-level="2">Template support <text:span text:style-name="T87">(fatto)</text:span></text:h>
      <text:p text:style-name="P5">Il framework supporterà l'utilizzo di template nell<text:span text:style-name="T108">a fase di rendering delle urlmap</text:span>, utilizzando twig 2 <text:span text:style-name="T108">come motore di default</text:span>. <text:span text:style-name="T108">Sono presenti delle classi wrapper che hanno dei metodi factory che permettono di operare con I template.</text:span> Si sceglie twig 2 in quanto lo si considera sufficientemente maturo per lo scopo. <text:span text:style-name="T68">Sarà possibile utilizzare template per html, ma anche per json e per xml o per qualsivoglia formato sarà supportato. I template di quel formato staranno in una cartella che ne stabilisce il tipo, es “</text:span><text:span text:style-name="T12">html</text:span><text:span text:style-name="T68">”, “</text:span><text:span text:style-name="T12">json</text:span><text:span text:style-name="T68">” o “</text:span><text:span text:style-name="T12">html</text:span><text:span text:style-name="T68">” o “</text:span><text:span text:style-name="T12">xml</text:span><text:span text:style-name="T68">” all'interno della cartella “</text:span><text:span text:style-name="T12">template</text:span><text:span text:style-name="T68">”.</text:span></text:p>
      <text:h text:style-name="Heading_20_2" text:outline-level="2">Automatic template variables (fatto)</text:h>
      <text:p text:style-name="P33">Sarà possibile fare in modo che un certo insieme di variabili vengano iniettate automaticamente <text:soft-page-break/>nelle variabili per il rendering del template. In questo modo sarà più facile costruire ambienti di debug ma anche gestire in modo più agevole il template che si intende renderizzare.</text:p>
      <text:h text:style-name="P71" text:outline-level="2">Localization support <text:span text:style-name="T87">(da fare/progettare)</text:span></text:h>
      <text:p text:style-name="P5">Il framework dovrà avere il supporto per la localizzazione dei contenuti, sia semplici label contenute all'interno di files in formato .ini <text:span text:style-name="T69">(che quindi saranno visualizzate correttamente dai vari editor di testo)</text:span>, sia di contenuti veri e propri. <text:span text:style-name="T69">In base al formato il framework si comporterà diversamente. Al momento saranno supportati solo 2 formati : </text:span><text:span text:style-name="T11">.ini</text:span><text:span text:style-name="T69">, </text:span><text:span text:style-name="T11">.</text:span><text:span text:style-name="T17">xml</text:span><text:span text:style-name="T11">.</text:span></text:p>
      <text:p text:style-name="P7">Ognuno di questi formati potrà utilizzare al suo interno delle variabili che saranno renderizzate in fase di rendering del contenuto. Le variabili posizionali saranno nella forma <text:span text:style-name="T7">{</text:span><text:span text:style-name="T18">{</text:span><text:span text:style-name="T7">prova</text:span><text:span text:style-name="T18">}</text:span><text:span text:style-name="T7">}</text:span>, <text:span text:style-name="T7">{</text:span><text:span text:style-name="T18">{</text:span><text:span text:style-name="T7">qualcosa</text:span><text:span text:style-name="T18">}</text:span><text:span text:style-name="T7">}</text:span>, <text:span text:style-name="T7">{</text:span><text:span text:style-name="T18">{</text:span><text:span text:style-name="T7">altro</text:span><text:span text:style-name="T18">}</text:span><text:span text:style-name="T7">}</text:span>, ecc … <text:span text:style-name="T92">utilizzando il formalismo di twig </text:span>e serviranno per avere delle variabili all'interno del testo localizzato. <text:span text:style-name="T92">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18">include</text:span><text:span text:style-name="T92"> di twig</text:span> <text:span text:style-name="T92">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72" text:outline-level="2">Sync/Async Task <text:span text:style-name="T87">(da fare/progettare)</text:span></text:h>
      <text:p text:style-name="P12">E' necessario che sia presente nel framework la capacità di eseguire task asincroni quando richiesto. Per fare questo si utilizzerà <text:span text:style-name="T96">se necessario</text:span><text:span text:style-name="T79"> </text:span>il comando fork in quanto il framework è pensato per funzionare solo in ambiente linux <text:span text:style-name="T79">(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100">potrebbe avvenire</text:span> in automatico alla fine di ogni risposta ad un browser web <text:span text:style-name="T100">o a una chiamata API </text:span>ma <text:span text:style-name="T100">eventualmente </text:span>potrà essere disattivata tramite config <text:span text:style-name="T79">o spostata all'inizio dell'esecuzione utilizzando una fork</text:span>. Saranno presenti <text:span text:style-name="T100">un</text:span> comand<text:span text:style-name="T100">o con più parametri</text:span>, <text:span text:style-name="T7">task.sh</text:span> che servir<text:span text:style-name="T100">à</text:span> per eseguire un task specifico o per eseguire uno dei task presenti in ordine temporale <text:span text:style-name="T100">oppure ancora per eliminare l'output di un task</text:span>. I dati dei task saranno salvati in una cartella task presente <text:span text:style-name="T100">in una sottocartella del</text:span> progetto. Le funzionalità necessarie all'esecuzione dei task saranno implementate in una classe LTask. <text:span text:style-name="T100">Per quanto riguarda il salvataggio dei file, si potrebbero usare file HASH.json con all'interno i parametri di esecuzione del task e la route da utilizzare (potrebbe essere anche una proc) e in un file HASH.txt il contenuto dell'output del task. Il file json sarà una url map a tutti gli effetti dove vi sarà specificato il percorso di salvataggio dell'output, il formato, eventuali parametri in input, ecc. Per quanto riguarda le cartelle si potrebbe utilizzare una sottocartella della cartella data, per esempio data/tasks/requests/ e data/tasks/reports/ </text:span><text:soft-page-break/><text:span text:style-name="T100">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5">e</text:span>l PHP <text:span text:style-name="T117">(da fare)</text:span></text:h>
      <text:p text:style-name="P25">S<text:span text:style-name="T100">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2">log</text:span><text:span text:style-name="T100">, </text:span><text:span text:style-name="T22">output</text:span><text:span text:style-name="T100">, </text:span><text:span text:style-name="T22">ignore</text:span><text:span text:style-name="T100">, </text:span><text:span text:style-name="T22">terminate</text:span><text:span text:style-name="T100">).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100">la possibilità di stabilire quali messaggi far sputare al compilatore utilizzando una stringa che sarà valutata usando l'eval del PHP per ottenere il bitset con i flag per impostare l'output dei messaggi.</text:span></text:p>
      <text:p text:style-name="P25">- <text:span text:style-name="T100">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73" text:outline-level="2">Filtered Output <text:span text:style-name="T117">(parzialmente implementato)</text:span></text:h>
      <text:p text:style-name="P27">L'output dell'esecuzione dei comandi potrà essere filtrata in base alla modalità di esecuzione. La modalità di esecuzione determinerà il comportamento dell'output <text:span text:style-name="T101">filtrato</text:span>. <text:span text:style-name="T101">Il filtered output avrà concettualmente la funzione di veicolo per tutte quelle </text:span><text:span text:style-name="T23">notice/warning/error/fatal </text:span><text:span text:style-name="T101">scatenati dal compilatore ma anche per quelle </text:span><text:span text:style-name="T23">eccezioni non intercettate</text:span><text:span text:style-name="T101"> del programmatore.</text:span> <text:span text:style-name="T101">E' ancora in fase di definizione il comportamento di quest'area, ma si suppone che in base alle configurazioni possa :</text:span></text:p>
      <text:p text:style-name="P28">1 ) ricevere tutte quelle notice/warning/error/fatal scatenate dal compilatore</text:p>
      <text:p text:style-name="P28">2 ) permettere al programmatore di gestire delle eccezioni non catturate in modo automatico</text:p>
      <text:p text:style-name="P28"/>
      <text:p text:style-name="P2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text:soft-page-break/>l'eccezione). In altri casi potrebbe essere registrata su log e visualizzata una pagina di 500 – internal server error, ad esempio in ambienti di produzione. Il testing potrebbe essere configurabile in base alle esigenze (ma vale sempre il discorso della configurazione interna estensiva a tutto quello che si potrebbe in caso variare). <text:span text:style-name="T102">Comunque i casi sarebbe meglio elencarli.</text:span></text:p>
      <text:p text:style-name="P29">- Script async → errore salvato nell'output con uso di buffering (su file). Nome comportamento : output</text:p>
      <text:p text:style-name="P29">- Script non async → errore visualizzato nell'output a monitor : Nome comportamento : output</text:p>
      <text:p text:style-name="P2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29">- Ambiente di development o testing → errore visualizzato a monitor – pagina rotta, <text:span text:style-name="T7">niente buffering</text:span>.</text:p>
      <text:p text:style-name="P30">- Chiamata API XML o JSON → errore loggato e ritornato come parte dell'output in modo coerente.</text:p>
      <text:p text:style-name="P30"><text:span text:style-name="T103">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72" text:outline-level="2">Gestione dei partials/widget <text:span text:style-name="T87">(fatto)</text:span></text:h>
      <text:p text:style-name="P12">Si desidera avere all'interno del framework la possibilità di usare comodamente dei partials o dei widget all'interno delle pagine. <text:span text:style-name="T109">Per ottenere questo risultato sarà possibile specificare in fase di exec della urlmap delle route private che verranno renderizzate completamente, in modo da poter inserire ad esempio dei widget. Vediamo come si potrebbe operare nelle seguenti situazioni :</text:span></text:p>
      <text:h text:style-name="P76"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80">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componenti. A quel punto, supponendo si tratti di un CMS, il sistema dopo aver fatto una serie di query determina l'elenco dei componenti e li va ad inserire rispettando un ordine ben definito all'interno degli spazi corrispondenti. </text:span><text:span text:style-name="T97">Per quanto riguarda il menù potrebbe essere renderizzato con una route privata che utilizza nell'exec un metodo che effettua il calcolo dei parametri del menù, </text:span><text:soft-page-break/><text:span text:style-name="T97">come template un template html e per ottenere eventualmente le informazioni necessarie a renderizzare correttamente il menù utilizza un capture posizionato nella pagina principale che viene quindi ereditato dalla route privata.</text:span></text:p>
      <text:h text:style-name="P76"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 <text:span text:style-name="T98">In questo caso si potrebbe mantenere l'elenco delle pagine in un file di dati, usare un template per renderizzarlo e importare questa route privata all'interno di un widget, che a sua volta verrebbe importato nella pagina in questione. </text:span><text:span text:style-name="T99">Il capture sarebbe ereditato anche nel widget del sottomenù che sarebbe quindi in grado di stabilire eventualmente come renderizzarsi grazie ad uno di questi parametri.</text:span></text:p>
      <text:h text:style-name="P76"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 <text:span text:style-name="T98">In questo caso si mantiene il template in un file separato e lo si può riutilizzare. Il contenuto potrebbe provenire in modo statico da un file o essere letto da un database tramite apposito metodo.</text:span></text:p>
      <text:h text:style-name="P76" text:outline-level="3">4. Widget di notizie meteo</text:h>
      <text:p text:style-name="P13">Si suppone di avere un pannello per le notizie meteo che mostri il meteo di una determinata città del giorno successivo, mostrando quindi un'icona che rappresenta sole/pioggia/<text:span text:style-name="T110">tempo </text:span>variabile con una relativa descrizione e un range di temperature minime/massime. I dati del meteo supponiamo siano letti tramite delle chiamate API lato server ad un servizio esterno. <text:span text:style-name="T98">In questo caso I dati potrebbero essere salvati in una cache su db, e il widget salvato in una route privata e richiamato all'occorrenza.</text:span></text:p>
      <text:p text:style-name="P14"/>
      <text:p text:style-name="P12"/>
      <text:h text:style-name="P60" text:outline-level="1">TODO – LIST (non necessariamente in questo ordine)</text:h>
      <text:list xml:id="list1222317499" text:style-name="L1">
        <text:list-item>
          <text:p text:style-name="P77">Terminare l'implementazione di LLog con lettura dalla configurazione e inizializzazione sistema di logging <text:span text:style-name="T20">(fatto)</text:span></text:p>
        </text:list-item>
        <text:list-item>
          <text:p text:style-name="P77">Definizione del funzionamento del sistema di ereditarietà delle routes con specifiche più dettagliate in modo che sia possibile utilizzarle per l'implementazione <text:span text:style-name="T25">(fatto)</text:span></text:p>
        </text:list-item>
        <text:list-item>
          <text:p text:style-name="P77">Implementazione del sistema di gestione delle routes (varie parti)</text:p>
          <text:list>
            <text:list-item>
              <text:p text:style-name="P77">Route statiche <text:span text:style-name="T25">(fatto)</text:span></text:p>
            </text:list-item>
            <text:list-item>
              <text:p text:style-name="P77">Hash db <text:span text:style-name="T25">(fatto, manca il comando per gestirle)</text:span></text:p>
            </text:list-item>
            <text:list-item>
              <text:p text:style-name="P77"><text:soft-page-break/>Ereditarietà delle routes <text:span text:style-name="T25">(fatto)</text:span></text:p>
            </text:list-item>
            <text:list-item>
              <text:p text:style-name="P77">Controllo parametro in input <text:span text:style-name="T25">(fatto, usato Respect\Validator come motore per le rules)</text:span></text:p>
            </text:list-item>
            <text:list-item>
              <text:p text:style-name="P77">Controllo dei dati della sessione <text:span text:style-name="T25">(fatto)</text:span></text:p>
            </text:list-item>
            <text:list-item>
              <text:p text:style-name="P77">Import dati statici in <text:span text:style-name="T111">exec </text:span><text:span text:style-name="T25">(fatto)</text:span></text:p>
            </text:list-item>
            <text:list-item>
              <text:p text:style-name="P77">Import di routes <text:span text:style-name="T111">private </text:span>in <text:span text:style-name="T111">exec </text:span><text:span text:style-name="T25">(fatto)</text:span></text:p>
            </text:list-item>
            <text:list-item>
              <text:p text:style-name="P77">Rendering del template <text:span text:style-name="T25">(</text:span><text:span text:style-name="T26">fatto</text:span><text:span text:style-name="T25">)</text:span></text:p>
            </text:list-item>
            <text:list-item>
              <text:p text:style-name="P77">Chiamate di blogic <text:span text:style-name="T25">(fatto)</text:span></text:p>
            </text:list-item>
            <text:list-item>
              <text:p text:style-name="P78"><text:span text:style-name="T48">G</text:span><text:span text:style-name="T30">estione esterna della chiamata alla route</text:span><text:span text:style-name="T7"> </text:span><text:span text:style-name="T118">(</text:span><text:span text:style-name="T121">fatto</text:span><text:span text:style-name="T118">)</text:span></text:p>
            </text:list-item>
            <text:list-item>
              <text:p text:style-name="P79">Gestione completa dei vari tipi di errore e casi particolari <text:span text:style-name="T26">(fatto)</text:span></text:p>
            </text:list-item>
          </text:list>
        </text:list-item>
        <text:list-item>
          <text:p text:style-name="P77">Implementazione del logging su mysql <text:span text:style-name="T20">(fatto)</text:span></text:p>
        </text:list-item>
        <text:list-item>
          <text:p text:style-name="P77">Implementazione dell'inizializzazione con riconoscimento db per logging su db <text:span text:style-name="T20">(fatto)</text:span></text:p>
        </text:list-item>
        <text:list-item>
          <text:p text:style-name="P83"><text:span text:style-name="T49">I</text:span><text:span text:style-name="T30">ntercept degli errori lanciati dal php – notices, warnings, errors, e fatal</text:span><text:span text:style-name="T7"> </text:span><text:span text:style-name="T118">(</text:span><text:span text:style-name="T121">fatto</text:span><text:span text:style-name="T118">)</text:span></text:p>
        </text:list-item>
        <text:list-item>
          <text:p text:style-name="P84">Progettazione e implementazione della gestione della localizzazione <text:span text:style-name="T120">(</text:span><text:span text:style-name="T121">fatto</text:span><text:span text:style-name="T120">)</text:span></text:p>
        </text:list-item>
        <text:list-item>
          <text:p text:style-name="P84">Implementazione della lettura dei file .xml <text:span text:style-name="T120">(</text:span><text:span text:style-name="T119">fatto</text:span><text:span text:style-name="T120">)</text:span></text:p>
        </text:list-item>
        <text:list-item>
          <text:p text:style-name="P85"><text:span text:style-name="T30">Implementazione della lettura dei file .ini</text:span><text:span text:style-name="T7"> </text:span><text:span text:style-name="T118">(</text:span><text:span text:style-name="T119">fatto</text:span><text:span text:style-name="T118">)</text:span></text:p>
        </text:list-item>
        <text:list-item>
          <text:p text:style-name="P84">Progettazione e implementazione del classloader <text:span text:style-name="T21">(fatto)</text:span></text:p>
        </text:list-item>
        <text:list-item>
          <text:p text:style-name="P84">Implementazione comandi installer progetti in framework <text:span text:style-name="T113">(manca)</text:span></text:p>
        </text:list-item>
        <text:list-item>
          <text:p text:style-name="P84">Implementazione comandi per gestione route hash db <text:span text:style-name="T113">(manca)</text:span></text:p>
        </text:list-item>
        <text:list-item>
          <text:p text:style-name="P84">Implementazione comandi per check routes <text:span text:style-name="T113">(manca)</text:span></text:p>
        </text:list-item>
        <text:list-item>
          <text:p text:style-name="P84">Implementazione comandi per controllo e caching localizzazioni <text:span text:style-name="T113">(manca)</text:span></text:p>
        </text:list-item>
        <text:list-item>
          <text:p text:style-name="P82"><text:span text:style-name="T50">G</text:span><text:span text:style-name="T30">estione delle localizzazioni con supporto ai template </text:span><text:span text:style-name="T7">(fatto)</text:span></text:p>
        </text:list-item>
        <text:list-item>
          <text:p text:style-name="P86">Sistemare la gestione degli unit test in modo da avere una migliore visualizzazione degli errori con indicate per le failures anche il nome del test e la riga. <text:span text:style-name="T19">(fatto)</text:span></text:p>
        </text:list-item>
        <text:list-item>
          <text:p text:style-name="P85"><text:span text:style-name="T47">I</text:span><text:span text:style-name="T30">ntegrazione classi per la gestione di file e cartelle</text:span><text:span text:style-name="T7"> </text:span><text:span text:style-name="T118">(</text:span><text:span text:style-name="T122">fatto</text:span><text:span text:style-name="T118">)</text:span></text:p>
        </text:list-item>
        <text:list-item>
          <text:p text:style-name="P80">Integrazione della gestione dei task asincroni <text:span text:style-name="T112">(manca)</text:span></text:p>
        </text:list-item>
        <text:list-item>
          <text:p text:style-name="P81">Classi per la creazione di query al db<text:span text:style-name="T112"> </text:span><text:span text:style-name="T7">(</text:span><text:span text:style-name="T27">fatto</text:span><text:span text:style-name="T7">)</text:span></text:p>
        </text:list-item>
        <text:list-item>
          <text:p text:style-name="P81">Classi per l'utilizzo dei data object per le query al db<text:span text:style-name="T112"> </text:span><text:span text:style-name="T7">(</text:span><text:span text:style-name="T27">fatto, prima versione con classi Atlas</text:span><text:span text:style-name="T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co Bagnaresi</meta:initial-creator>
    <meta:creation-date>2019-02-28T15:28:21.018517269</meta:creation-date>
    <dc:date>2022-01-13T15:38:43.289458730</dc:date>
    <meta:editing-duration>PT9H42M25S</meta:editing-duration>
    <meta:editing-cycles>120</meta:editing-cycles>
    <meta:generator>LibreOffice/6.4.7.2$Linux_X86_64 LibreOffice_project/40$Build-2</meta:generator>
    <meta:document-statistic meta:table-count="0" meta:image-count="0" meta:object-count="0" meta:page-count="22" meta:paragraph-count="395" meta:word-count="6833" meta:character-count="48964" meta:non-whitespace-character-count="39389"/>
  </office:meta>
</office:document-meta>
</file>